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6e8"/>
    </style:style>
    <style:style style:name="P2" style:family="paragraph" style:parent-style-name="Standard">
      <style:text-properties officeooo:paragraph-rsid="00059186"/>
    </style:style>
    <style:style style:name="P3" style:family="paragraph" style:parent-style-name="Standard">
      <style:text-properties officeooo:paragraph-rsid="0006d739"/>
    </style:style>
    <style:style style:name="P4" style:family="paragraph" style:parent-style-name="Standard">
      <style:text-properties officeooo:paragraph-rsid="00059186"/>
    </style:style>
    <style:style style:name="P5" style:family="paragraph" style:parent-style-name="Standard">
      <style:text-properties officeooo:paragraph-rsid="0007053b"/>
    </style:style>
    <style:style style:name="P6" style:family="paragraph" style:parent-style-name="Standard">
      <style:text-properties officeooo:rsid="0007053b" officeooo:paragraph-rsid="0007053b"/>
    </style:style>
    <style:style style:name="P7" style:family="paragraph" style:parent-style-name="Standard">
      <style:text-properties officeooo:paragraph-rsid="00089ee2"/>
    </style:style>
    <style:style style:name="P8" style:family="paragraph" style:parent-style-name="Standard">
      <style:text-properties officeooo:paragraph-rsid="0009a54e"/>
    </style:style>
    <style:style style:name="P9" style:family="paragraph" style:parent-style-name="Standard">
      <style:text-properties officeooo:paragraph-rsid="000a09cf"/>
    </style:style>
    <style:style style:name="P1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-0.2402in" draw:z-index="1" draw:style-name="gr1"><svg:title>TexMaths</svg:title><svg:desc>12§display§\( \left| a \right\rangle = \left( \begin{array}{c} a_{1} \\ a_{2} \end{array} \right) \)§svg§600§FALSE§</svg:desc><draw:polygon draw:style-name="gr2" draw:text-style-name="P10" svg:width="0.9406in" svg:height="0.3819in" svg:x="0in" svg:y="0.0083in" svg:viewBox="0 0 2390 971" draw:points="1196,971 0,971 0,0 2390,0 2390,971"><text:p/></draw:polygon><draw:path draw:style-name="gr3" draw:text-style-name="P11" svg:width="0.0067in" svg:height="0.1661in" svg:x="0.0114in" svg:y="0.1165in" svg:viewBox="0 0 18 423" svg:d="M18 16c0-9 0-16-10-16-8 0-8 7-8 16v391c0 8 0 16 8 16 10 0 10-8 10-16z"><text:p/></draw:path><draw:path draw:style-name="gr3" draw:text-style-name="P11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11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1102in" svg:height="0.039in" svg:x="0.2457in" svg:y="0.1799in" svg:viewBox="0 0 281 100" svg:d="M266 17c8 0 15 0 15-9 0-8-7-8-13-8h-254c-7 0-14 0-14 8 0 9 7 9 14 9zM268 100c6 0 13 0 13-9 0-8-7-8-15-8h-252c-7 0-14 0-14 8 0 9 7 9 14 9z"><text:p/></draw:path><draw:path draw:style-name="gr3" draw:text-style-name="P11" svg:width="0.0819in" svg:height="0.3988in" svg:x="0.446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" svg:width="0.076in" svg:height="0.0752in" svg:x="0.6232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11" svg:width="0.0421in" svg:height="0.0772in" svg:x="0.7173in" svg:y="0.0874in" svg:viewBox="0 0 108 197" svg:d="M67 8c0-8-1-8-8-8-19 18-47 19-59 19v11c7 0 26 0 43-8v151c0 10 0 13-30 13h-11v11c5 0 42-1 53-1 10 0 47 1 53 1v-11h-11c-30 0-30-3-30-13z"><text:p/></draw:path><draw:path draw:style-name="gr3" draw:text-style-name="P11" svg:width="0.076in" svg:height="0.0752in" svg:x="0.6232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11" svg:width="0.0516in" svg:height="0.0772in" svg:x="0.7118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11" svg:width="0.0819in" svg:height="0.3988in" svg:x="0.86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811in" draw:z-index="2" draw:style-name="gr1"><svg:title>TexMaths</svg:title><svg:desc>12§display§\( \left\langle b \right| = \left| b \right\rangle^{\dagger} = \left( \begin{array}{c} b_1 \\ b_2 \end{array} \right)^{\dagger} = \left( b_{1}^{*}, b_{2}^{*} \right) \)§svg§600§FALSE§</svg:desc><draw:polygon draw:style-name="gr2" draw:text-style-name="P10" svg:width="2.1874in" svg:height="0.4228in" svg:x="0in" svg:y="0.0083in" svg:viewBox="0 0 5557 1075" draw:points="2778,1075 0,1075 0,0 5557,0 5557,1075"><text:p/></draw:polygon><draw:path draw:style-name="gr3" draw:text-style-name="P11" svg:width="0.037in" svg:height="0.1661in" svg:x="0.0098in" svg:y="0.1575in" svg:viewBox="0 0 95 423" svg:d="M94 17c1-5 1-6 1-9 0-4-4-8-9-8-3 0-7 2-9 10l-75 194c-1 3-2 5-2 7s0 3 2 8l75 194c2 5 3 10 9 10 5 0 9-4 9-9 0-1 0-2-1-7l-77-196z"><text:p/></draw:path><draw:path draw:style-name="gr3" draw:text-style-name="P11" svg:width="0.061in" svg:height="0.1173in" svg:x="0.0638in" svg:y="0.1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11" svg:width="0.0067in" svg:height="0.1661in" svg:x="0.1472in" svg:y="0.1575in" svg:viewBox="0 0 18 423" svg:d="M18 16c0-9 0-16-10-16-8 0-8 7-8 16v391c0 7 0 16 8 16 10 0 10-9 10-16z"><text:p/></draw:path><draw:path draw:style-name="gr3" draw:text-style-name="P11" svg:width="0.1102in" svg:height="0.039in" svg:x="0.2291in" svg:y="0.2209in" svg:viewBox="0 0 281 100" svg:d="M266 17c8 0 15 0 15-9 0-8-7-8-13-8h-254c-7 0-14 0-14 8 0 9 7 9 14 9zM268 100c6 0 13 0 13-9 0-8-7-8-15-8h-252c-7 0-14 0-14 8 0 9 7 9 14 9z"><text:p/></draw:path><draw:path draw:style-name="gr3" draw:text-style-name="P11" svg:width="0.0067in" svg:height="0.1661in" svg:x="0.415in" svg:y="0.1575in" svg:viewBox="0 0 18 423" svg:d="M18 16c0-9 0-16-10-16-8 0-8 7-8 16v391c0 7 0 16 8 16 10 0 10-9 10-16z"><text:p/></draw:path><draw:path draw:style-name="gr3" draw:text-style-name="P11" svg:width="0.061in" svg:height="0.1173in" svg:x="0.4488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11" svg:width="0.037in" svg:height="0.1661in" svg:x="0.5217in" svg:y="0.1575in" svg:viewBox="0 0 95 423" svg:d="M94 219c1-5 1-6 1-8 0-1 0-2-1-7l-76-194c-2-8-5-10-10-10-4 0-8 4-8 8 0 2 0 3 2 8l76 195-76 196c-2 4-2 5-2 7 0 5 4 9 8 9 6 0 8-4 9-9z"><text:p/></draw:path><draw:path draw:style-name="gr3" draw:text-style-name="P11" svg:width="0.0429in" svg:height="0.1063in" svg:x="0.5858in" svg:y="0.1165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11" svg:width="0.1102in" svg:height="0.039in" svg:x="0.7016in" svg:y="0.2209in" svg:viewBox="0 0 281 100" svg:d="M266 17c8 0 15 0 15-9 0-8-7-8-13-8h-254c-7 0-14 0-14 8 0 9 7 9 14 9zM268 100c6 0 13 0 13-9 0-8-7-8-15-8h-252c-7 0-14 0-14 8 0 9 7 9 14 9z"><text:p/></draw:path><draw:path draw:style-name="gr3" draw:text-style-name="P11" svg:width="0.0819in" svg:height="0.3988in" svg:x="0.9024in" svg:y="0.0406in" svg:viewBox="0 0 209 1014" svg:d="M209 1009c0-1-1-2-3-4-15-15-44-44-72-90-68-108-98-246-98-408 0-114 14-260 84-386 34-61 68-95 88-114 1 0 1-1 1-3 0-4-4-4-10-4-5 0-6 0-13 7-142 129-186 321-186 499 0 167 38 334 146 460 9 9 24 27 42 43 5 5 6 5 11 5 6 0 10 0 10-5z"><text:p/></draw:path><draw:path draw:style-name="gr3" draw:text-style-name="P11" svg:width="0.061in" svg:height="0.1173in" svg:x="1.0803in" svg:y="0.0661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11" svg:width="0.0421in" svg:height="0.0772in" svg:x="1.1571in" svg:y="0.1283in" svg:viewBox="0 0 108 197" svg:d="M67 8c0-8-1-8-8-8-19 18-47 19-59 19v11c7 0 26 0 43-8v151c0 10 0 13-30 13h-11v11c5 0 42-1 53-1 10 0 47 1 53 1v-11h-11c-30 0-30-3-30-13z"><text:p/></draw:path><draw:path draw:style-name="gr3" draw:text-style-name="P11" svg:width="0.061in" svg:height="0.1173in" svg:x="1.0803in" svg:y="0.2642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11" svg:width="0.0516in" svg:height="0.0772in" svg:x="1.1512in" svg:y="0.3283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11" svg:width="0.0819in" svg:height="0.3988in" svg:x="1.3071in" svg:y="0.0406in" svg:viewBox="0 0 209 1014" svg:d="M209 507c0-166-39-333-147-460-8-10-24-27-40-42-6-5-8-5-14-5-4 0-8 0-8 4 0 2 2 3 2 4 15 16 44 44 72 90 68 109 100 246 100 408 0 115-16 260-85 386-34 61-70 95-87 113-1 2-2 3-2 4 0 5 4 5 8 5 6 0 8 0 14-7 142-129 187-322 187-500z"><text:p/></draw:path><draw:path draw:style-name="gr3" draw:text-style-name="P11" svg:width="0.0429in" svg:height="0.1063in" svg:x="1.4327in" svg:y="0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11" svg:width="0.1102in" svg:height="0.039in" svg:x="1.5484in" svg:y="0.2209in" svg:viewBox="0 0 281 100" svg:d="M266 17c8 0 15 0 15-9 0-8-7-8-13-8h-254c-7 0-14 0-14 8 0 9 7 9 14 9zM268 100c6 0 13 0 13-9 0-8-7-8-15-8h-252c-7 0-14 0-14 8 0 9 7 9 14 9z"><text:p/></draw:path><draw:path draw:style-name="gr3" draw:text-style-name="P11" svg:width="0.0382in" svg:height="0.1661in" svg:x="1.7303in" svg:y="0.1575in" svg:viewBox="0 0 98 423" svg:d="M98 419c0-1 0-2-7-9-53-53-66-134-66-199 0-73 16-146 69-199 4-5 4-6 4-8 0-3-1-4-4-4-4 0-42 29-68 83-21 46-26 92-26 128 0 34 5 84 28 133 26 51 62 79 66 79 3 0 4-1 4-4z"><text:p/></draw:path><draw:path draw:style-name="gr3" draw:text-style-name="P11" svg:width="0.061in" svg:height="0.1173in" svg:x="1.7866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11" svg:width="0.0472in" svg:height="0.0504in" svg:x="1.861in" svg:y="0.1591in" svg:viewBox="0 0 121 129" svg:d="M70 65c24-11 34-16 43-19 5-3 8-4 8-10 0-5-3-10-9-10-3 0-4 0-6 4l-41 26 5-44c0-5 0-12-10-12-4 0-10 2-10 8 0 4 3 12 3 15 1 6 2 27 2 33l-39-26c-4-2-4-4-6-4-6 0-10 5-10 10 0 6 4 8 7 10l43 19c-24 9-34 14-42 18-6 1-8 3-8 8 0 6 4 10 10 10 2 0 2 0 6-3l39-27-5 48c0 7 6 10 10 10 5 0 10-3 10-10 0-2-2-11-2-15-1-4-3-26-3-33l36 24c7 6 7 6 11 6 6 0 9-4 9-10s-3-7-7-8z"><text:p/></draw:path><draw:path draw:style-name="gr3" draw:text-style-name="P11" svg:width="0.0421in" svg:height="0.0772in" svg:x="1.8626in" svg:y="0.2457in" svg:viewBox="0 0 108 197" svg:d="M67 8c0-8-1-8-8-8-19 18-47 19-59 19v11c7 0 26 0 43-8v151c0 10 0 13-30 13h-11v11c5 0 42-1 53-1 10 0 47 1 53 1v-11h-11c-30 0-30-3-30-13z"><text:p/></draw:path><draw:path draw:style-name="gr3" draw:text-style-name="P11" svg:width="0.0193in" svg:height="0.0496in" svg:x="1.9406in" svg:y="0.2638in" svg:viewBox="0 0 50 127" svg:d="M50 44c0-27-10-44-27-44-15 0-23 11-23 22 0 12 8 24 23 24 5 0 11-3 14-6 3-2 3-2 4-2v6c0 32-15 58-29 71-5 5-5 6-5 8 0 3 1 4 5 4 5 0 38-33 38-83z"><text:p/></draw:path><draw:path draw:style-name="gr3" draw:text-style-name="P11" svg:width="0.061in" svg:height="0.1173in" svg:x="2.0083in" svg:y="0.1665in" svg:viewBox="0 0 156 299" svg:d="M82 5c0-1 0-5-6-5-10 0-40 4-52 4-2 1-7 1-7 8 0 6 3 6 9 6 21 0 21 4 21 7s-3 17-6 25l-34 140c-5 20-7 27-7 43 0 38 22 66 54 66 49 0 102-64 102-124 0-39-23-68-56-68-20 0-38 12-50 25zM41 165c3-9 3-10 7-15 22-27 40-33 50-33 16 0 28 12 28 39 0 24-14 73-23 90-13 28-33 43-49 43-14 0-29-12-29-42 0-9 0-16 7-43z"><text:p/></draw:path><draw:path draw:style-name="gr3" draw:text-style-name="P11" svg:width="0.0472in" svg:height="0.0504in" svg:x="2.0819in" svg:y="0.1591in" svg:viewBox="0 0 121 129" svg:d="M70 65c24-11 34-16 43-19 5-3 8-4 8-10 0-5-3-10-9-10-3 0-4 0-6 4l-41 26 5-44c0-5 0-12-10-12-4 0-10 2-10 8 0 4 3 12 3 15 0 6 2 27 2 33l-39-26c-4-2-4-4-6-4-6 0-10 5-10 10 0 6 4 8 6 10l44 19c-24 9-34 14-42 18-6 1-8 3-8 8 0 6 4 10 10 10 2 0 2 0 6-3l39-27-5 48c0 7 6 10 10 10 5 0 10-3 10-10 0-2-2-11-2-15-1-4-3-26-3-33l36 24c7 6 7 6 11 6 6 0 9-4 9-10s-3-7-7-8z"><text:p/></draw:path><draw:path draw:style-name="gr3" draw:text-style-name="P11" svg:width="0.0516in" svg:height="0.0772in" svg:x="2.0791in" svg:y="0.2457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11" svg:width="0.0382in" svg:height="0.1661in" svg:x="2.1575in" svg:y="0.1575in" svg:viewBox="0 0 98 423" svg:d="M98 211c0-32-4-84-27-132-25-51-63-79-67-79-2 0-4 2-4 4s0 3 7 10c43 41 67 109 67 197 0 72-15 147-68 200-6 6-6 7-6 8 0 3 2 4 4 4 4 0 43-29 68-83 22-46 26-93 26-129z"><text:p/></draw:path></draw:g></text:p>
      <text:p text:style-name="P1"/>
      <text:p text:style-name="P1"><draw:g text:anchor-type="as-char" svg:y="-0.1374in" draw:z-index="3" draw:style-name="gr1"><svg:title>TexMaths</svg:title><svg:desc>12§display§\( \left\langle b | a \right\rangle = a_{1}b_{1}^{*} + a_{2}b_{2}^{*} = \left\langle a | b \right\rangle^{*} \in \mathbb{C} \)§svg§600§FALSE§</svg:desc><draw:polygon draw:style-name="gr2" draw:text-style-name="P10" svg:width="2.3106in" svg:height="0.1626in" svg:x="0in" svg:y="0.0083in" svg:viewBox="0 0 5870 414" draw:points="2936,414 0,414 0,0 5870,0 5870,414"><text:p/></draw:polygon><draw:path draw:style-name="gr3" draw:text-style-name="P11" svg:width="0.037in" svg:height="0.1657in" svg:x="0.0098in" svg:y="0.0138in" svg:viewBox="0 0 95 422" svg:d="M94 17c1-5 1-6 1-9 0-4-4-8-9-8-3 0-7 2-9 10l-75 194c-1 2-2 5-2 7 0 1 0 3 2 7l75 195c2 5 3 9 9 9 5 0 9-3 9-8 0-1 0-2-1-7l-77-196z"><text:p/></draw:path><draw:path draw:style-name="gr3" draw:text-style-name="P11" svg:width="0.061in" svg:height="0.1173in" svg:x="0.0638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11" svg:width="0.0067in" svg:height="0.1657in" svg:x="0.1472in" svg:y="0.0138in" svg:viewBox="0 0 18 422" svg:d="M18 16c0-9 0-16-10-16-8 0-8 7-8 16v391c0 7 0 15 8 15 10 0 10-8 10-15z"><text:p/></draw:path><draw:path draw:style-name="gr3" draw:text-style-name="P11" svg:width="0.076in" svg:height="0.0752in" svg:x="0.180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11" svg:width="0.037in" svg:height="0.1657in" svg:x="0.2709in" svg:y="0.0138in" svg:viewBox="0 0 95 422" svg:d="M94 218c1-4 1-6 1-7s0-2-1-7l-76-194c-2-8-5-10-10-10-4 0-8 4-8 8 0 2 0 3 2 8l76 195-76 196c-2 3-2 5-2 7 0 5 4 8 8 8 6 0 8-3 9-8z"><text:p/></draw:path><draw:path draw:style-name="gr3" draw:text-style-name="P11" svg:width="0.1102in" svg:height="0.039in" svg:x="0.3815in" svg:y="0.0764in" svg:viewBox="0 0 281 100" svg:d="M266 17c8 0 15 0 15-9 0-8-7-8-13-8h-254c-7 0-14 0-14 8 0 9 7 9 14 9zM268 100c6 0 13 0 13-9 0-8-7-8-15-8h-252c-7 0-14 0-14 8 0 9 7 9 14 9z"><text:p/></draw:path><draw:path draw:style-name="gr3" draw:text-style-name="P11" svg:width="0.076in" svg:height="0.0752in" svg:x="0.554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11" svg:width="0.0421in" svg:height="0.0772in" svg:x="0.6476in" svg:y="0.0854in" svg:viewBox="0 0 108 197" svg:d="M67 8c0-8-1-8-8-8-19 18-47 19-59 19v11c7 0 26 0 43-8v151c0 9 0 13-30 13h-11v11c5 0 42-1 53-1 10 0 47 1 53 1v-11h-11c-30 0-30-4-30-13z"><text:p/></draw:path><draw:path draw:style-name="gr3" draw:text-style-name="P11" svg:width="0.061in" svg:height="0.1173in" svg:x="0.7173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11" svg:width="0.0472in" svg:height="0.05in" svg:x="0.7909in" svg:y="0.014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11" svg:width="0.0421in" svg:height="0.0772in" svg:x="0.7937in" svg:y="0.102in" svg:viewBox="0 0 108 197" svg:d="M67 8c0-8-1-8-8-8-19 18-47 19-59 19v11c7 0 26 0 43-8v151c0 9 0 13-30 13h-11v11c5 0 42-1 53-1 10 0 47 1 53 1v-11h-11c-30 0-30-4-30-13z"><text:p/></draw:path><draw:path draw:style-name="gr3" draw:text-style-name="P11" svg:width="0.1102in" svg:height="0.1106in" svg:x="0.9035in" svg:y="0.0406in" svg:viewBox="0 0 281 282" svg:d="M150 150h118c6 0 13 0 13-8 0-10-7-10-13-10h-118v-118c0-7 0-14-8-14-10 0-10 7-10 14v118h-118c-7 0-14 0-14 10 0 8 7 8 14 8h118v118c0 6 0 14 10 14 8 0 8-8 8-14z"><text:p/></draw:path><draw:path draw:style-name="gr3" draw:text-style-name="P11" svg:width="0.076in" svg:height="0.0752in" svg:x="1.0669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11" svg:width="0.0516in" svg:height="0.0772in" svg:x="1.1559in" svg:y="0.0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1" svg:width="0.061in" svg:height="0.1173in" svg:x="1.2303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11" svg:width="0.0472in" svg:height="0.05in" svg:x="1.3039in" svg:y="0.014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11" svg:width="0.0516in" svg:height="0.0772in" svg:x="1.3012in" svg:y="0.1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11" svg:width="0.1102in" svg:height="0.039in" svg:x="1.4256in" svg:y="0.0764in" svg:viewBox="0 0 281 100" svg:d="M266 17c8 0 15 0 15-9 0-8-7-8-13-8h-254c-7 0-14 0-14 8 0 9 7 9 14 9zM268 100c6 0 13 0 13-9 0-8-7-8-15-8h-252c-7 0-14 0-14 8 0 9 7 9 14 9z"><text:p/></draw:path><draw:path draw:style-name="gr3" draw:text-style-name="P11" svg:width="0.037in" svg:height="0.1657in" svg:x="1.6098in" svg:y="0.0138in" svg:viewBox="0 0 95 422" svg:d="M94 17c1-5 1-6 1-9 0-4-4-8-9-8-3 0-7 2-9 10l-75 194c-1 2-2 5-2 7 0 1 0 3 2 7l75 195c2 5 3 9 9 9 5 0 9-3 9-8 0-1 0-2-1-7l-77-196z"><text:p/></draw:path><draw:path draw:style-name="gr3" draw:text-style-name="P11" svg:width="0.076in" svg:height="0.0752in" svg:x="1.6626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11" svg:width="0.0067in" svg:height="0.1657in" svg:x="1.7638in" svg:y="0.0138in" svg:viewBox="0 0 18 422" svg:d="M18 16c0-9 0-16-10-16-8 0-8 7-8 16v391c0 7 0 15 8 15 10 0 10-8 10-15z"><text:p/></draw:path><draw:path draw:style-name="gr3" draw:text-style-name="P11" svg:width="0.061in" svg:height="0.1173in" svg:x="1.798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11" svg:width="0.037in" svg:height="0.1657in" svg:x="1.8705in" svg:y="0.0138in" svg:viewBox="0 0 95 422" svg:d="M94 218c1-4 1-6 1-7s0-2-1-7l-76-194c-2-8-5-10-10-10-4 0-8 4-8 8 0 2 0 3 2 8l76 195-76 196c-2 3-2 5-2 7 0 5 4 8 8 8 6 0 8-3 9-8z"><text:p/></draw:path><draw:path draw:style-name="gr3" draw:text-style-name="P11" svg:width="0.0472in" svg:height="0.05in" svg:x="1.9366in" svg:y="0in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3" draw:text-style-name="P11" svg:width="0.0831in" svg:height="0.0965in" svg:x="2.0626in" svg:y="0.0484in" svg:viewBox="0 0 212 246" svg:d="M197 132c7 0 15 0 15-10 0-8-8-8-15-8h-180c5-56 54-97 114-97h66c7 0 15 0 15-9 0-8-8-8-15-8h-66c-73 0-131 55-131 122 0 68 58 124 131 124h66c7 0 15 0 15-10 0-8-8-8-15-8h-66c-60 0-109-40-114-96z"><text:p/></draw:path><draw:path draw:style-name="gr3" draw:text-style-name="P11" svg:width="0.1079in" svg:height="0.1201in" svg:x="2.2114in" svg:y="0.0209in" svg:viewBox="0 0 275 306" svg:d="M262 14c0-7 0-14-6-14-2 0-8 0-9 7 0 12-11 12-14 12-15 0-29-6-37-9-22-10-40-10-47-10-70 0-149 44-149 152s77 154 150 154c22 0 53-5 83-24 19-12 42-32 42-40 0-6-7-7-10-7s-3 1-8 6c-24 28-63 43-101 43-65 0-82-66-82-130 0-84 30-140 77-140 31 0 82 32 96 76 1 4 3 8 9 8s6-6 6-14zM247 58c-5-8-9-12-20-24 1 1 6 1 7 1 5 0 10-1 13-4zM97 25c-9 10-37 46-37 129 0 42 6 99 43 130-68-22-89-80-89-130 0-80 44-117 83-130z"><text:p/></draw:path></draw:g></text:p>
      <text:p text:style-name="P1"/>
      <text:p text:style-name="P1"><draw:g text:anchor-type="as-char" svg:y="-0.2402in" draw:z-index="4" draw:style-name="gr1"><svg:title>TexMaths</svg:title><svg:desc>12§display§\( \left| a \right\rangle \left\langle b \right| = \left( \begin{array}{cc} a_{1}b_{1}^{*} &amp; a_{1}b_{2}^{*} \\ a_{2}b_{1}^{*} &amp; a_{2}b_{2}^{*} \end{array}\right) \)§svg§600§FALSE§</svg:desc><draw:polygon draw:style-name="gr2" draw:text-style-name="P10" svg:width="1.774in" svg:height="0.3819in" svg:x="0in" svg:y="0.0083in" svg:viewBox="0 0 4507 971" draw:points="2254,971 0,971 0,0 4507,0 4507,971"><text:p/></draw:polygon><draw:path draw:style-name="gr3" draw:text-style-name="P11" svg:width="0.0067in" svg:height="0.1661in" svg:x="0.0114in" svg:y="0.1165in" svg:viewBox="0 0 18 423" svg:d="M18 16c0-9 0-16-10-16-8 0-8 7-8 16v391c0 8 0 16 8 16 10 0 10-8 10-16z"><text:p/></draw:path><draw:path draw:style-name="gr3" draw:text-style-name="P11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11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037in" svg:height="0.1661in" svg:x="0.2362in" svg:y="0.1165in" svg:viewBox="0 0 95 423" svg:d="M94 17c1-5 1-6 1-9 0-4-4-8-9-8-3 0-7 2-9 10l-75 194c-1 3-2 5-2 7s0 3 2 8l75 194c2 5 3 10 9 10 5 0 9-4 9-8 0-2 0-3-1-8l-77-196z"><text:p/></draw:path><draw:path draw:style-name="gr3" draw:text-style-name="P11" svg:width="0.061in" svg:height="0.1173in" svg:x="0.2902in" svg:y="0.1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11" svg:width="0.0067in" svg:height="0.1661in" svg:x="0.3732in" svg:y="0.1165in" svg:viewBox="0 0 18 423" svg:d="M18 16c0-9 0-16-10-16-8 0-8 7-8 16v391c0 8 0 16 8 16 10 0 10-8 10-16z"><text:p/></draw:path><draw:path draw:style-name="gr3" draw:text-style-name="P11" svg:width="0.1102in" svg:height="0.039in" svg:x="0.4551in" svg:y="0.1799in" svg:viewBox="0 0 281 100" svg:d="M266 17c8 0 15 0 15-9 0-8-7-8-13-8h-254c-7 0-14 0-14 8 0 9 7 9 14 9zM268 100c6 0 13 0 13-9 0-8-7-8-15-8h-252c-7 0-14 0-14 8 0 9 7 9 14 9z"><text:p/></draw:path><draw:path draw:style-name="gr3" draw:text-style-name="P11" svg:width="0.0819in" svg:height="0.3988in" svg:x="0.655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" svg:width="0.076in" svg:height="0.0752in" svg:x="0.8331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11" svg:width="0.0421in" svg:height="0.0772in" svg:x="0.9264in" svg:y="0.0874in" svg:viewBox="0 0 108 197" svg:d="M67 8c0-8-1-8-8-8-19 18-47 19-59 19v11c7 0 26 0 43-8v151c0 10 0 13-30 13h-11v11c5 0 42-1 53-1 10 0 47 1 53 1v-11h-11c-30 0-30-3-30-13z"><text:p/></draw:path><draw:path draw:style-name="gr3" draw:text-style-name="P11" svg:width="0.061in" svg:height="0.1173in" svg:x="0.9965in" svg:y="0.0252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11" svg:width="0.0472in" svg:height="0.05in" svg:x="1.0701in" svg:y="0.0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11" svg:width="0.0421in" svg:height="0.0772in" svg:x="1.0724in" svg:y="0.1035in" svg:viewBox="0 0 108 197" svg:d="M67 8c0-8-1-8-8-8-19 18-47 19-59 19v11c7 0 26 0 43-8v151c0 10 0 13-30 13h-11v11c5 0 42-1 53-1 10 0 47 1 53 1v-11h-11c-30 0-30-3-30-13z"><text:p/></draw:path><draw:path draw:style-name="gr3" draw:text-style-name="P11" svg:width="0.076in" svg:height="0.0752in" svg:x="1.3087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11" svg:width="0.0421in" svg:height="0.0772in" svg:x="1.4024in" svg:y="0.0874in" svg:viewBox="0 0 108 197" svg:d="M67 8c0-8-1-8-8-8-19 18-47 19-59 19v11c7 0 26 0 43-8v151c0 10 0 13-30 13h-11v11c5 0 42-1 53-1 10 0 47 1 53 1v-11h-11c-30 0-30-3-30-13z"><text:p/></draw:path><draw:path draw:style-name="gr3" draw:text-style-name="P11" svg:width="0.061in" svg:height="0.1173in" svg:x="1.472in" svg:y="0.0252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11" svg:width="0.0472in" svg:height="0.05in" svg:x="1.5457in" svg:y="0.0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11" svg:width="0.0516in" svg:height="0.0772in" svg:x="1.5429in" svg:y="0.1035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11" svg:width="0.076in" svg:height="0.0752in" svg:x="0.8331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11" svg:width="0.0516in" svg:height="0.0772in" svg:x="0.9213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11" svg:width="0.061in" svg:height="0.1173in" svg:x="0.9965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11" svg:width="0.0472in" svg:height="0.05in" svg:x="1.0701in" svg:y="0.2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11" svg:width="0.0421in" svg:height="0.0772in" svg:x="1.0724in" svg:y="0.3028in" svg:viewBox="0 0 108 197" svg:d="M67 8c0-8-1-8-8-8-19 18-47 19-59 19v11c7 0 26 0 43-8v151c0 10 0 13-30 13h-11v11c5 0 42-1 53-1 10 0 47 1 53 1v-11h-11c-30 0-30-3-30-13z"><text:p/></draw:path><draw:path draw:style-name="gr3" draw:text-style-name="P11" svg:width="0.076in" svg:height="0.0752in" svg:x="1.3087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11" svg:width="0.0516in" svg:height="0.0772in" svg:x="1.3969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11" svg:width="0.061in" svg:height="0.1173in" svg:x="1.472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11" svg:width="0.0472in" svg:height="0.05in" svg:x="1.5457in" svg:y="0.2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11" svg:width="0.0516in" svg:height="0.0772in" svg:x="1.5429in" svg:y="0.3028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11" svg:width="0.0819in" svg:height="0.3988in" svg:x="1.700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1646in" draw:z-index="5" draw:style-name="gr1"><svg:title>TexMaths</svg:title><svg:desc>12§display§\( \left| b \right\rangle^{\dagger} \)§svg§600§FALSE§</svg:desc><draw:polygon draw:style-name="gr2" draw:text-style-name="P10" svg:width="0.2169in" svg:height="0.1898in" svg:x="0.0004in" svg:y="0.0087in" svg:viewBox="0 0 552 483" draw:points="276,483 0,483 0,0 552,0 552,483"><text:p/></draw:polygon><draw:path draw:style-name="gr3" draw:text-style-name="P11" svg:width="0.0067in" svg:height="0.1657in" svg:x="0.0118in" svg:y="0.0406in" svg:viewBox="0 0 18 422" svg:d="M18 16c0-9 0-16-10-16-8 0-8 7-8 16v390c0 7 0 16 8 16 10 0 10-9 10-16z"><text:p/></draw:path><draw:path draw:style-name="gr3" draw:text-style-name="P11" svg:width="0.061in" svg:height="0.1169in" svg:x="0.0461in" svg:y="0.05in" svg:viewBox="0 0 156 298" svg:d="M82 5c0-1 0-5-6-5-10 0-40 4-52 4-2 1-7 1-7 8 0 6 3 6 9 6 21 0 22 4 22 7s-4 17-7 25l-34 138c-5 22-7 29-7 43 0 40 22 67 54 67 49 0 102-63 102-124 0-39-23-67-56-67-20 0-38 12-50 25zM41 164c3-10 3-10 7-14 22-28 40-34 50-34 16 0 28 12 28 38s-14 75-23 92c-13 27-33 43-49 43-14 0-28-12-28-43 0-9 0-16 6-44z"><text:p/></draw:path><draw:path draw:style-name="gr3" draw:text-style-name="P11" svg:width="0.037in" svg:height="0.1657in" svg:x="0.1185in" svg:y="0.0406in" svg:viewBox="0 0 95 422" svg:d="M94 218c1-6 1-6 1-7s0-3-1-7l-76-194c-2-8-5-10-10-10-4 0-8 4-8 8 0 2 0 3 2 8l76 195-76 195c-2 4-2 5-2 7 0 4 4 9 8 9 6 0 8-5 9-9z"><text:p/></draw:path><draw:path draw:style-name="gr3" draw:text-style-name="P11" svg:width="0.0429in" svg:height="0.1063in" svg:x="0.1827in" svg:y="0in" svg:viewBox="0 0 110 271" svg:d="M59 84c5 1 7 1 15 5 10 1 18 3 23 3 12 0 13-8 13-12 0-1-1-11-13-11-5 0-13 2-23 5-8 1-10 3-15 3 1-11 2-23 3-31 3-6 4-22 4-33 0-8-4-13-11-13-6 0-12 2-12 13 0 10 3 25 5 35 0 3 2 18 4 29-5 0-8-2-16-3-10-3-18-5-24-5-11 0-12 9-12 11 0 4 1 12 12 12 6 0 14-2 24-3 8-4 11-4 16-5-2 8-3 18-5 24-4 18-4 20-4 36 0 56 6 117 7 123 0 2 0 4 5 4s5-2 5-6c0 0 2-25 5-43 0-27 1-53 1-78 0-16 0-18-4-36 0-5-2-16-3-24z"><text:p/></draw:path></draw:g></text:p>
      <text:p text:style-name="P1"/>
      <text:p text:style-name="P1"/>
      <text:p text:style-name="P1"><draw:g text:anchor-type="as-char" svg:y="-0.2402in" draw:z-index="6" draw:style-name="gr1"><svg:title>TexMaths</svg:title><svg:desc>12§display§\( \left| 0 \right\rangle = \left( \begin{array}{c} 1 \\ 0 \end{array} \right) \)§svg§600§FALSE§</svg:desc><draw:polygon draw:style-name="gr2" draw:text-style-name="P10" svg:width="0.8571in" svg:height="0.3819in" svg:x="0in" svg:y="0.0083in" svg:viewBox="0 0 2178 971" draw:points="1090,971 0,971 0,0 2178,0 2178,971"><text:p/></draw:polygon><draw:path draw:style-name="gr3" draw:text-style-name="P11" svg:width="0.0067in" svg:height="0.1661in" svg:x="0.0114in" svg:y="0.1165in" svg:viewBox="0 0 18 423" svg:d="M18 16c0-9 0-16-10-16-8 0-8 7-8 16v391c0 8 0 16 8 16 10 0 10-8 10-16z"><text:p/></draw:path><draw:path draw:style-name="gr3" draw:text-style-name="P11" svg:width="0.0701in" svg:height="0.1142in" svg:x="0.044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1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11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" svg:width="0.0547in" svg:height="0.1106in" svg:x="0.6272in" svg:y="0.0287in" svg:viewBox="0 0 140 282" svg:d="M88 11c0-10 0-11-10-11-28 26-65 26-78 26v15c8 0 34 0 55-12v220c0 15 0 20-38 20h-15v13c15-1 53-1 69-1 18 0 54 0 69 1v-13h-13c-38 0-39-5-39-20z"><text:p/></draw:path><draw:path draw:style-name="gr3" draw:text-style-name="P11" svg:width="0.0701in" svg:height="0.1142in" svg:x="0.6185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402in" draw:z-index="8" draw:style-name="gr1"><svg:title>TexMaths</svg:title><svg:desc>12§display§\( \left| 1 \right\rangle = \left( \begin{array}{c} 0 \\ 1 \end{array} \right) \)§svg§600§FALSE§</svg:desc><draw:polygon draw:style-name="gr2" draw:text-style-name="P10" svg:width="0.8571in" svg:height="0.3819in" svg:x="0in" svg:y="0.0083in" svg:viewBox="0 0 2178 971" draw:points="1090,971 0,971 0,0 2178,0 2178,971"><text:p/></draw:polygon><draw:path draw:style-name="gr3" draw:text-style-name="P11" svg:width="0.0067in" svg:height="0.1661in" svg:x="0.0114in" svg:y="0.1165in" svg:viewBox="0 0 18 423" svg:d="M18 16c0-9 0-16-10-16-8 0-8 7-8 16v391c0 8 0 16 8 16 10 0 10-8 10-16z"><text:p/></draw:path><draw:path draw:style-name="gr3" draw:text-style-name="P11" svg:width="0.0547in" svg:height="0.1106in" svg:x="0.0524in" svg:y="0.1299in" svg:viewBox="0 0 140 282" svg:d="M88 11c0-10 0-11-10-11-28 26-65 26-78 26v15c8 0 34 0 55-12v220c0 15 0 20-38 20h-15v13c15-1 53-1 69-1 18 0 54 0 69 1v-13h-13c-38 0-39-5-39-20z"><text:p/></draw:path><draw:path draw:style-name="gr3" draw:text-style-name="P11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11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" svg:width="0.0701in" svg:height="0.1142in" svg:x="0.618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" svg:width="0.0547in" svg:height="0.1106in" svg:x="0.6272in" svg:y="0.2283in" svg:viewBox="0 0 140 282" svg:d="M88 11c0-10 0-11-10-11-28 26-65 26-78 26v15c8 0 34 0 55-12v220c0 15 0 20-38 20h-15v13c15-1 53-1 69-1 18 0 54 0 69 1v-13h-13c-38 0-39-5-39-20z"><text:p/></draw:path><draw:path draw:style-name="gr3" draw:text-style-name="P11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/>
      <text:p text:style-name="P1"><draw:g text:anchor-type="as-char" svg:y="-0.1252in" draw:z-index="7" draw:style-name="gr1"><svg:title>TexMaths</svg:title><svg:desc>12§display§\( \left\langle 0 | 1 \right\rangle = 1 \cdot 0 + 0 \cdot 1 = 0. \)§svg§600§FALSE§</svg:desc><draw:polygon draw:style-name="gr2" draw:text-style-name="P10" svg:width="1.6571in" svg:height="0.1492in" svg:x="0in" svg:y="0.0075in" svg:viewBox="0 0 4210 380" draw:points="2105,380 0,380 0,0 4210,0 4210,380"><text:p/></draw:polygon><draw:path draw:style-name="gr3" draw:text-style-name="P11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3" draw:text-style-name="P11" svg:width="0.0701in" svg:height="0.1138in" svg:x="0.063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11" svg:width="0.0067in" svg:height="0.1657in" svg:x="0.1591in" svg:y="0.0004in" svg:viewBox="0 0 18 422" svg:d="M18 16c0-9 0-16-10-16-8 0-8 7-8 16v391c0 8 0 15 8 15 10 0 10-7 10-15z"><text:p/></draw:path><draw:path draw:style-name="gr3" draw:text-style-name="P11" svg:width="0.0547in" svg:height="0.1106in" svg:x="0.2004in" svg:y="0.0138in" svg:viewBox="0 0 140 282" svg:d="M88 11c0-10 0-11-10-11-28 26-65 26-78 26v15c8 0 34 0 55-12v219c0 16 0 21-38 21h-15v13c15-1 53-1 69-1 18 0 54 0 69 1v-13h-13c-38 0-39-5-39-21z"><text:p/></draw:path><draw:path draw:style-name="gr3" draw:text-style-name="P11" svg:width="0.037in" svg:height="0.1657in" svg:x="0.2772in" svg:y="0.0004in" svg:viewBox="0 0 95 422" svg:d="M94 218c1-4 1-6 1-7s0-2-1-7l-76-194c-2-8-5-10-10-10-4 0-8 4-8 8 0 2 0 3 2 8l76 195-76 196c-2 3-2 5-2 8 0 4 4 7 8 7 6 0 8-3 9-7z"><text:p/></draw:path><draw:path draw:style-name="gr3" draw:text-style-name="P11" svg:width="0.1102in" svg:height="0.039in" svg:x="0.3882in" svg:y="0.0634in" svg:viewBox="0 0 281 100" svg:d="M266 17c8 0 15 0 15-9 0-8-7-8-13-8h-254c-7 0-14 0-14 8 0 9 7 9 14 9zM268 100c6 0 13 0 13-9 0-8-7-8-15-8h-252c-7 0-14 0-14 8 0 9 7 9 14 9z"><text:p/></draw:path><draw:path draw:style-name="gr3" draw:text-style-name="P11" svg:width="0.0547in" svg:height="0.1106in" svg:x="0.5693in" svg:y="0.0138in" svg:viewBox="0 0 140 282" svg:d="M88 11c0-10 0-11-11-11-27 26-64 26-77 26v15c8 0 34 0 55-12v219c0 16 0 21-38 21h-15v13c15-1 53-1 69-1 18 0 54 0 69 1v-13h-13c-38 0-39-5-39-21z"><text:p/></draw:path><draw:path draw:style-name="gr3" draw:text-style-name="P11" svg:width="0.0177in" svg:height="0.0177in" svg:x="0.6886in" svg:y="0.0744in" svg:viewBox="0 0 46 46" svg:d="M46 23c0-12-10-23-23-23-12 0-23 11-23 23 0 13 11 23 23 23 13 0 23-10 23-23z"><text:p/></draw:path><draw:path draw:style-name="gr3" draw:text-style-name="P11" svg:width="0.0701in" svg:height="0.1138in" svg:x="0.7642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11" svg:width="0.1102in" svg:height="0.1106in" svg:x="0.887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11" svg:width="0.0701in" svg:height="0.1138in" svg:x="1.0492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11" svg:width="0.0177in" svg:height="0.0177in" svg:x="1.1776in" svg:y="0.0744in" svg:viewBox="0 0 46 46" svg:d="M46 23c0-12-10-23-23-23-12 0-23 11-23 23 0 13 11 23 23 23 13 0 23-10 23-23z"><text:p/></draw:path><draw:path draw:style-name="gr3" draw:text-style-name="P11" svg:width="0.0547in" svg:height="0.1106in" svg:x="1.2606in" svg:y="0.0138in" svg:viewBox="0 0 140 282" svg:d="M88 11c0-10 0-11-11-11-27 26-64 26-77 26v15c8 0 34 0 55-12v219c0 16 0 21-38 21h-15v13c15-1 53-1 69-1 18 0 54 0 69 1v-13h-13c-38 0-39-5-39-21z"><text:p/></draw:path><draw:path draw:style-name="gr3" draw:text-style-name="P11" svg:width="0.1102in" svg:height="0.039in" svg:x="1.3846in" svg:y="0.0634in" svg:viewBox="0 0 281 100" svg:d="M266 17c8 0 15 0 15-9 0-8-7-8-13-8h-254c-7 0-14 0-14 8 0 9 7 9 14 9zM268 100c6 0 13 0 13-9 0-8-7-8-15-8h-252c-7 0-14 0-14 8 0 9 7 9 14 9z"><text:p/></draw:path><draw:path draw:style-name="gr3" draw:text-style-name="P11" svg:width="0.0701in" svg:height="0.1138in" svg:x="1.5575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11" svg:width="0.0177in" svg:height="0.0177in" svg:x="1.648in" svg:y="0.1067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9" draw:style-name="gr1"><svg:title>TexMaths</svg:title><svg:desc>12§display§\( \left\langle \psi | \psi \right\rangle = 1 \)§svg§600§FALSE§</svg:desc><draw:polygon draw:style-name="gr2" draw:text-style-name="P10" svg:width="0.6776in" svg:height="0.1492in" svg:x="0in" svg:y="0.0071in" svg:viewBox="0 0 1722 380" draw:points="862,380 0,380 0,0 1722,0 1722,380"><text:p/></draw:polygon><draw:path draw:style-name="gr3" draw:text-style-name="P11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3" draw:text-style-name="P11" svg:width="0.1008in" svg:height="0.1492in" svg:x="0.0614in" svg:y="0.0098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11" svg:width="0.0067in" svg:height="0.1657in" svg:x="0.1898in" svg:y="0.0004in" svg:viewBox="0 0 18 422" svg:d="M18 16c0-9 0-16-10-16-8 0-8 7-8 16v391c0 8 0 15 8 15 10 0 10-7 10-15z"><text:p/></draw:path><draw:path draw:style-name="gr3" draw:text-style-name="P11" svg:width="0.1008in" svg:height="0.1492in" svg:x="0.2217in" svg:y="0.0098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11" svg:width="0.037in" svg:height="0.1657in" svg:x="0.3398in" svg:y="0.0004in" svg:viewBox="0 0 95 422" svg:d="M94 218c1-4 1-6 1-7s0-2-1-7l-76-194c-2-8-5-10-10-10-4 0-8 4-8 8 0 2 0 3 2 8l76 195-76 196c-2 3-2 5-2 8 0 4 4 7 8 7 6 0 8-3 9-7z"><text:p/></draw:path><draw:path draw:style-name="gr3" draw:text-style-name="P11" svg:width="0.1102in" svg:height="0.039in" svg:x="0.4508in" svg:y="0.063in" svg:viewBox="0 0 281 100" svg:d="M266 17c8 0 15 0 15-9 0-8-7-8-13-8h-254c-7 0-14 0-14 8 0 9 7 9 14 9zM268 100c6 0 13 0 13-9 0-8-7-8-15-8h-252c-7 0-14 0-14 8 0 9 7 9 14 9z"><text:p/></draw:path><draw:path draw:style-name="gr3" draw:text-style-name="P11" svg:width="0.0547in" svg:height="0.1106in" svg:x="0.6315in" svg:y="0.0134in" svg:viewBox="0 0 140 282" svg:d="M88 11c0-10 0-11-11-11-27 26-64 26-77 26v15c8 0 34 0 55-12v219c0 16 0 21-38 21h-15v13c15-1 53-1 69-1 18 0 54 0 69 1v-13h-13c-38 0-39-5-39-21z"><text:p/></draw:path></draw:g></text:p>
      <text:p text:style-name="P1"/>
      <text:p text:style-name="P1"><draw:g text:anchor-type="as-char" svg:y="-0.2902in" draw:z-index="10" draw:style-name="gr1"><svg:title>TexMaths</svg:title><svg:desc>12§display§\( \left| \psi \right\rangle = \frac{1}{\sqrt{2}}\left( \left| 0 \right\rangle+ \left| 1 \right\rangle \right) = \left(\begin{array}{c} \frac{1}{\sqrt{2}} \\ \frac{1}{\sqrt{2}} \end{array} \right). \)§svg§600§FALSE§</svg:desc><draw:polygon draw:style-name="gr2" draw:text-style-name="P10" svg:width="2.363in" svg:height="0.4811in" svg:x="0in" svg:y="0.0083in" svg:viewBox="0 0 6003 1223" draw:points="3002,1223 0,1223 0,0 6003,0 6003,1223"><text:p/></draw:polygon><draw:path draw:style-name="gr3" draw:text-style-name="P11" svg:width="0.0067in" svg:height="0.1661in" svg:x="0.0114in" svg:y="0.1665in" svg:viewBox="0 0 18 423" svg:d="M18 16c0-9 0-16-10-16-8 0-8 7-8 16v391c0 8 0 16 8 16 10 0 10-8 10-16z"><text:p/></draw:path><draw:path draw:style-name="gr3" draw:text-style-name="P11" svg:width="0.1008in" svg:height="0.1496in" svg:x="0.0425in" svg:y="0.17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11" svg:width="0.037in" svg:height="0.1661in" svg:x="0.161in" svg:y="0.1665in" svg:viewBox="0 0 95 423" svg:d="M94 219c1-5 1-6 1-8 0-1 0-2-1-7l-76-194c-2-8-5-10-10-10-4 0-8 4-8 8 0 2 0 3 2 8l76 195-76 196c-2 4-2 5-2 8 0 4 4 8 8 8 6 0 8-4 9-8z"><text:p/></draw:path><draw:path draw:style-name="gr3" draw:text-style-name="P11" svg:width="0.1102in" svg:height="0.039in" svg:x="0.2717in" svg:y="0.2295in" svg:viewBox="0 0 281 100" svg:d="M266 17c8 0 15 0 15-9 0-8-7-8-13-8h-254c-7 0-14 0-14 8 0 9 7 9 14 9zM268 100c6 0 13 0 13-9 0-8-7-8-15-8h-252c-7 0-14 0-14 8 0 9 7 9 14 9z"><text:p/></draw:path><draw:path draw:style-name="gr3" draw:text-style-name="P11" svg:width="0.0547in" svg:height="0.1106in" svg:x="0.5413in" svg:y="0.0673in" svg:viewBox="0 0 140 282" svg:d="M88 11c0-10 0-11-11-11-27 26-64 26-77 26v15c8 0 34 0 55-12v220c0 15 0 20-38 20h-15v13c15-1 53-1 69-1 18 0 54 0 69 1v-13h-13c-38 0-39-5-39-20z"><text:p/></draw:path><draw:polygon draw:style-name="gr3" draw:text-style-name="P11" svg:width="0.2217in" svg:height="0.0067in" svg:x="0.4579in" svg:y="0.2457in" svg:viewBox="0 0 564 18" draw:points="281,18 0,18 0,0 564,0 564,18"><text:p/></draw:polygon><draw:path draw:style-name="gr3" draw:text-style-name="P11" svg:width="0.1295in" svg:height="0.1661in" svg:x="0.4697in" svg:y="0.2787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11" svg:width="0.0831in" svg:height="0.0067in" svg:x="0.5961in" svg:y="0.2787in" svg:viewBox="0 0 212 18" draw:points="106,18 0,18 0,0 212,0 212,18"><text:p/></draw:polygon><draw:path draw:style-name="gr3" draw:text-style-name="P11" svg:width="0.0661in" svg:height="0.1106in" svg:x="0.6043in" svg:y="0.3134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" svg:width="0.0382in" svg:height="0.1661in" svg:x="0.7437in" svg:y="0.16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" svg:width="0.0067in" svg:height="0.1661in" svg:x="0.811in" svg:y="0.1665in" svg:viewBox="0 0 18 423" svg:d="M18 16c0-9 0-16-10-16-8 0-8 7-8 16v391c0 8 0 16 8 16 10 0 10-8 10-16z"><text:p/></draw:path><draw:path draw:style-name="gr3" draw:text-style-name="P11" svg:width="0.0701in" svg:height="0.1142in" svg:x="0.8437in" svg:y="0.1799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11" svg:width="0.037in" svg:height="0.1661in" svg:x="0.9295in" svg:y="0.1665in" svg:viewBox="0 0 95 423" svg:d="M94 219c1-5 1-6 1-8 0-1 0-2-1-7l-76-194c-2-8-5-10-10-10-4 0-8 4-8 8 0 2 0 3 2 8l76 195-76 196c-2 4-2 5-2 8 0 4 4 8 8 8 6 0 8-4 9-8z"><text:p/></draw:path><draw:path draw:style-name="gr3" draw:text-style-name="P11" svg:width="0.1102in" svg:height="0.1106in" svg:x="1.0311in" svg:y="0.1937in" svg:viewBox="0 0 281 282" svg:d="M150 150h118c6 0 13 0 13-8 0-10-7-10-13-10h-118v-118c0-7 0-14-8-14-10 0-10 7-10 14v118h-118c-7 0-14 0-14 10 0 8 7 8 14 8h118v118c0 6 0 14 10 14 8 0 8-8 8-14z"><text:p/></draw:path><draw:path draw:style-name="gr3" draw:text-style-name="P11" svg:width="0.0067in" svg:height="0.1661in" svg:x="1.2079in" svg:y="0.1665in" svg:viewBox="0 0 18 423" svg:d="M18 16c0-9 0-16-10-16-8 0-8 7-8 16v391c0 8 0 16 8 16 10 0 10-8 10-16z"><text:p/></draw:path><draw:path draw:style-name="gr3" draw:text-style-name="P11" svg:width="0.0547in" svg:height="0.1106in" svg:x="1.2488in" svg:y="0.1799in" svg:viewBox="0 0 140 282" svg:d="M88 11c0-10 0-11-11-11-27 26-64 26-77 26v15c8 0 34 0 55-12v220c0 15 0 20-38 20h-15v13c15-1 53-1 69-1 18 0 54 0 69 1v-13h-13c-38 0-39-5-39-20z"><text:p/></draw:path><draw:path draw:style-name="gr3" draw:text-style-name="P11" svg:width="0.037in" svg:height="0.1661in" svg:x="1.326in" svg:y="0.1665in" svg:viewBox="0 0 95 423" svg:d="M94 219c1-5 1-6 1-8 0-1 0-2-1-7l-76-194c-2-8-5-10-10-10-4 0-8 4-8 8 0 2 0 3 2 8l76 195-76 196c-2 4-2 5-2 8 0 4 4 8 8 8 6 0 8-4 9-8z"><text:p/></draw:path><draw:path draw:style-name="gr3" draw:text-style-name="P11" svg:width="0.0382in" svg:height="0.1661in" svg:x="1.3913in" svg:y="0.1665in" svg:viewBox="0 0 98 423" svg:d="M98 211c0-32-4-84-27-132-25-51-63-79-67-79-2 0-4 2-4 4s0 3 7 10c43 41 67 108 67 197 0 72-15 147-68 200-6 6-6 7-6 8 0 2 2 4 4 4 4 0 43-29 68-83 22-46 26-93 26-129z"><text:p/></draw:path><draw:path draw:style-name="gr3" draw:text-style-name="P11" svg:width="0.1102in" svg:height="0.039in" svg:x="1.5016in" svg:y="0.2295in" svg:viewBox="0 0 281 100" svg:d="M266 17c8 0 15 0 15-9 0-8-7-8-13-8h-254c-7 0-14 0-14 8 0 9 7 9 14 9zM268 100c6 0 13 0 13-9 0-8-7-8-15-8h-252c-7 0-14 0-14 8 0 9 7 9 14 9z"><text:p/></draw:path><draw:path draw:style-name="gr3" draw:text-style-name="P11" svg:width="0.0866in" svg:height="0.4984in" svg:x="1.7067in" svg:y="0in" svg:viewBox="0 0 221 1267" svg:d="M221 1262c0-1 0-2-3-5-40-49-74-103-99-162-55-128-78-280-78-462 0-179 20-338 84-476 24-54 56-103 93-150 2 0 3-1 3-3 0-4-3-4-10-4-6 0-7 0-7 1-1 0-28 25-60 72-74 103-112 227-131 353-11 69-13 138-13 207 0 157 20 319 88 463 30 65 70 123 111 167 5 3 5 4 12 4s10 0 10-5z"><text:p/></draw:path><draw:path draw:style-name="gr3" draw:text-style-name="P11" svg:width="0.0421in" svg:height="0.0772in" svg:x="1.9693in" svg:y="0.0165in" svg:viewBox="0 0 108 197" svg:d="M67 8c0-8-1-8-8-8-19 18-47 19-59 19v11c7 0 26 0 43-8v151c0 10 0 13-30 13h-11v11c5 0 42-1 53-1 10 0 47 1 53 1v-11h-11c-30 0-30-3-30-13z"><text:p/></draw:path><draw:polygon draw:style-name="gr3" draw:text-style-name="P11" svg:width="0.1752in" svg:height="0.0067in" svg:x="1.9024in" svg:y="0.1138in" svg:viewBox="0 0 446 18" draw:points="223,18 0,18 0,0 446,0 446,18"><text:p/></draw:polygon><draw:path draw:style-name="gr3" draw:text-style-name="P11" svg:width="0.1008in" svg:height="0.1165in" svg:x="1.913in" svg:y="0.1327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11" svg:width="0.0661in" svg:height="0.0059in" svg:x="2.011in" svg:y="0.1327in" svg:viewBox="0 0 169 16" draw:points="84,16 0,16 0,0 169,0 169,16"><text:p/></draw:polygon><draw:path draw:style-name="gr3" draw:text-style-name="P11" svg:width="0.0516in" svg:height="0.0772in" svg:x="2.0185in" svg:y="0.1579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11" svg:width="0.0421in" svg:height="0.0772in" svg:x="1.9693in" svg:y="0.2465in" svg:viewBox="0 0 108 197" svg:d="M67 8c0-8-1-8-8-8-19 18-47 19-59 19v11c7 0 26 0 43-8v151c0 10 0 13-30 13h-11v11c5 0 42-1 53-1 10 0 47 1 53 1v-11h-11c-30 0-30-3-30-13z"><text:p/></draw:path><draw:polygon draw:style-name="gr3" draw:text-style-name="P11" svg:width="0.1752in" svg:height="0.0067in" svg:x="1.9024in" svg:y="0.3445in" svg:viewBox="0 0 446 18" draw:points="223,18 0,18 0,0 446,0 446,18"><text:p/></draw:polygon><draw:path draw:style-name="gr3" draw:text-style-name="P11" svg:width="0.1008in" svg:height="0.1165in" svg:x="1.913in" svg:y="0.3638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11" svg:width="0.0661in" svg:height="0.0059in" svg:x="2.011in" svg:y="0.3638in" svg:viewBox="0 0 169 16" draw:points="84,16 0,16 0,0 169,0 169,16"><text:p/></draw:polygon><draw:path draw:style-name="gr3" draw:text-style-name="P11" svg:width="0.0516in" svg:height="0.0772in" svg:x="2.0185in" svg:y="0.3878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11" svg:width="0.0866in" svg:height="0.4984in" svg:x="2.1858in" svg:y="0in" svg:viewBox="0 0 221 1267" svg:d="M221 633c0-158-21-318-88-463-30-64-71-122-111-166-5-4-5-4-12-4-6 0-10 0-10 4 0 2 2 3 2 6 41 49 75 103 100 160 55 130 78 281 78 463 0 180-22 338-84 476-24 54-56 104-94 149-1 2-2 3-2 4 0 5 4 5 10 5s7 0 7-1c1-2 27-26 60-74 74-103 111-227 131-353 9-68 13-137 13-206z"><text:p/></draw:path><draw:path draw:style-name="gr3" draw:text-style-name="P11" svg:width="0.0177in" svg:height="0.0177in" svg:x="2.3539in" svg:y="0.2724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0" draw:style-name="gr1"><svg:title>TexMaths</svg:title><svg:desc>12§display§\left\{ \left| 0 \right\rangle, \left| 1 \right\rangle\right\}§svg§600§FALSE§</svg:desc><draw:polygon draw:style-name="gr2" draw:text-style-name="P10" svg:width="0.626in" svg:height="0.1492in" svg:x="0in" svg:y="0.0071in" svg:viewBox="0 0 1591 380" draw:points="795,380 0,380 0,0 1591,0 1591,380"><text:p/></draw:polygon><draw:path draw:style-name="gr3" draw:text-style-name="P11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11" svg:width="0.0067in" svg:height="0.1657in" svg:x="0.0945in" svg:y="0.0004in" svg:viewBox="0 0 18 422" svg:d="M18 16c0-9 0-16-10-16-8 0-8 7-8 16v391c0 8 0 15 8 15 10 0 10-7 10-15z"><text:p/></draw:path><draw:path draw:style-name="gr3" draw:text-style-name="P11" svg:width="0.0701in" svg:height="0.1138in" svg:x="0.1276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11" svg:width="0.037in" svg:height="0.1657in" svg:x="0.213in" svg:y="0.0004in" svg:viewBox="0 0 95 422" svg:d="M94 218c1-4 1-6 1-7s0-2-1-7l-76-194c-2-8-5-10-10-10-4 0-8 4-8 8 0 2 0 3 2 8l76 195-76 196c-2 3-2 5-2 8 0 4 4 7 8 7 6 0 8-3 9-7z"><text:p/></draw:path><draw:path draw:style-name="gr3" draw:text-style-name="P11" svg:width="0.0193in" svg:height="0.0496in" svg:x="0.3102in" svg:y="0.1067in" svg:viewBox="0 0 50 127" svg:d="M50 44c0-27-10-44-27-44-15 0-23 11-23 22 0 12 8 24 23 24 5 0 11-3 14-6 3-2 3-2 4-2v6c0 32-15 58-29 71-5 5-5 6-5 7 0 4 1 5 5 5 5 0 38-33 38-83z"><text:p/></draw:path><draw:path draw:style-name="gr3" draw:text-style-name="P11" svg:width="0.0067in" svg:height="0.1657in" svg:x="0.3898in" svg:y="0.0004in" svg:viewBox="0 0 18 422" svg:d="M18 16c0-9 0-16-10-16-8 0-8 7-8 16v391c0 8 0 15 8 15 10 0 10-7 10-15z"><text:p/></draw:path><draw:path draw:style-name="gr3" draw:text-style-name="P11" svg:width="0.0547in" svg:height="0.1106in" svg:x="0.4307in" svg:y="0.0134in" svg:viewBox="0 0 140 282" svg:d="M88 11c0-10 0-11-11-11-27 26-64 26-77 26v15c8 0 34 0 55-12v219c0 16 0 21-38 21h-15v13c15-1 53-1 69-1 18 0 54 0 69 1v-13h-13c-38 0-39-5-39-21z"><text:p/></draw:path><draw:path draw:style-name="gr3" draw:text-style-name="P11" svg:width="0.037in" svg:height="0.1657in" svg:x="0.5083in" svg:y="0.0004in" svg:viewBox="0 0 95 422" svg:d="M94 218c1-4 1-6 1-7s0-2-1-7l-76-194c-2-8-5-10-10-10-4 0-8 4-8 8 0 2 0 3 2 8l76 195-76 196c-2 3-2 5-2 8 0 4 4 7 8 7 6 0 8-3 9-7z"><text:p/></draw:path><draw:path draw:style-name="gr3" draw:text-style-name="P11" svg:width="0.0591in" svg:height="0.1657in" svg:x="0.5752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1"/>
      <text:p text:style-name="P2"><draw:g text:anchor-type="as-char" svg:y="-0.2402in" draw:z-index="11" draw:style-name="gr1"><svg:title>TexMaths</svg:title><svg:desc>12§display§\( \left\{ \left| 0 \right\rangle := \left( \begin{array}{c} 1 \\ 0 \end{array} \right) , \left| 1 \right\rangle := \left( \begin{array}{c} 0 \\ 1 \end{array} \right) \right\} \)§svg§600§FALSE§</svg:desc><draw:polygon draw:style-name="gr2" draw:text-style-name="P10" svg:width="2.2213in" svg:height="0.3819in" svg:x="0.0004in" svg:y="0.0083in" svg:viewBox="0 0 5643 971" draw:points="2821,971 0,971 0,0 5643,0 5643,971"><text:p/></draw:polygon><draw:path draw:style-name="gr3" draw:text-style-name="P11" svg:width="0.0807in" svg:height="0.3988in" svg:x="0.0142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11" svg:width="0.0067in" svg:height="0.1661in" svg:x="0.1362in" svg:y="0.1165in" svg:viewBox="0 0 18 423" svg:d="M18 16c0-9 0-16-10-16-8 0-8 7-8 16v391c0 8 0 16 8 16 10 0 10-8 10-16z"><text:p/></draw:path><draw:path draw:style-name="gr3" draw:text-style-name="P11" svg:width="0.0701in" svg:height="0.1142in" svg:x="0.1693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11" svg:width="0.037in" svg:height="0.1661in" svg:x="0.2543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0177in" svg:height="0.0717in" svg:x="0.3709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11" svg:width="0.1102in" svg:height="0.039in" svg:x="0.4118in" svg:y="0.1799in" svg:viewBox="0 0 281 100" svg:d="M266 17c8 0 15 0 15-9 0-8-7-8-13-8h-254c-7 0-14 0-14 8 0 9 7 9 14 9zM268 100c6 0 13 0 13-9 0-8-7-8-15-8h-252c-7 0-14 0-14 8 0 9 7 9 14 9z"><text:p/></draw:path><draw:path draw:style-name="gr3" draw:text-style-name="P11" svg:width="0.0819in" svg:height="0.3988in" svg:x="0.612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" svg:width="0.0547in" svg:height="0.1106in" svg:x="0.7976in" svg:y="0.0287in" svg:viewBox="0 0 140 282" svg:d="M88 11c0-10 0-11-11-11-27 26-64 26-77 26v15c8 0 34 0 55-12v220c0 15 0 20-38 20h-15v13c15-1 53-1 69-1 18 0 54 0 69 1v-13h-13c-38 0-39-5-39-20z"><text:p/></draw:path><draw:path draw:style-name="gr3" draw:text-style-name="P11" svg:width="0.0701in" svg:height="0.1142in" svg:x="0.7894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" svg:width="0.0819in" svg:height="0.3988in" svg:x="0.955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11" svg:width="0.0193in" svg:height="0.0496in" svg:x="1.1134in" svg:y="0.2228in" svg:viewBox="0 0 50 127" svg:d="M50 44c0-27-10-44-27-44-15 0-23 11-23 22 0 12 8 24 23 24 5 0 11-3 14-6 3-2 3-2 4-2v6c0 32-15 58-29 71-5 5-5 6-5 7 0 4 1 5 5 5 5 0 38-33 38-83z"><text:p/></draw:path><draw:path draw:style-name="gr3" draw:text-style-name="P11" svg:width="0.0067in" svg:height="0.1661in" svg:x="1.1921in" svg:y="0.1165in" svg:viewBox="0 0 18 423" svg:d="M18 16c0-9 0-16-10-16-8 0-8 7-8 16v391c0 8 0 16 8 16 10 0 10-8 10-16z"><text:p/></draw:path><draw:path draw:style-name="gr3" draw:text-style-name="P11" svg:width="0.0547in" svg:height="0.1106in" svg:x="1.2339in" svg:y="0.1299in" svg:viewBox="0 0 140 282" svg:d="M88 11c0-10 0-11-11-11-27 26-64 26-77 26v15c8 0 34 0 55-12v220c0 15 0 20-38 20h-15v13c15-1 53-1 69-1 18 0 54 0 69 1v-13h-13c-38 0-39-5-39-20z"><text:p/></draw:path><draw:path draw:style-name="gr3" draw:text-style-name="P11" svg:width="0.037in" svg:height="0.1661in" svg:x="1.3114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0177in" svg:height="0.0717in" svg:x="1.4264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11" svg:width="0.1102in" svg:height="0.039in" svg:x="1.4681in" svg:y="0.1799in" svg:viewBox="0 0 281 100" svg:d="M266 17c8 0 15 0 15-9 0-8-7-8-13-8h-254c-7 0-14 0-14 8 0 9 7 9 14 9zM268 100c6 0 13 0 13-9 0-8-7-8-15-8h-252c-7 0-14 0-14 8 0 9 7 9 14 9z"><text:p/></draw:path><draw:path draw:style-name="gr3" draw:text-style-name="P11" svg:width="0.0819in" svg:height="0.3988in" svg:x="1.6685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11" svg:width="0.0701in" svg:height="0.1142in" svg:x="1.846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" svg:width="0.0547in" svg:height="0.1106in" svg:x="1.8539in" svg:y="0.2283in" svg:viewBox="0 0 140 282" svg:d="M88 11c0-10 0-11-10-11-28 26-65 26-78 26v15c8 0 34 0 55-12v220c0 15 0 20-38 20h-15v13c15-1 53-1 69-1 18 0 54 0 69 1v-13h-13c-38 0-39-5-39-20z"><text:p/></draw:path><draw:path draw:style-name="gr3" draw:text-style-name="P11" svg:width="0.0819in" svg:height="0.3988in" svg:x="2.011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11" svg:width="0.0807in" svg:height="0.3988in" svg:x="2.1492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1"/>
      <text:p text:style-name="P2"><draw:g text:anchor-type="as-char" svg:y="-0.1252in" draw:z-index="13" draw:style-name="gr1"><svg:title>TexMaths</svg:title><svg:desc>12§display§\left\{ \left| + \right\rangle, \left| - \right\rangle\right\}
§svg§600§FALSE§</svg:desc><draw:polygon draw:style-name="gr2" draw:text-style-name="P10" svg:width="0.7185in" svg:height="0.1492in" svg:x="0in" svg:y="0.0071in" svg:viewBox="0 0 1826 380" draw:points="914,380 0,380 0,0 1826,0 1826,380"><text:p/></draw:polygon><draw:path draw:style-name="gr3" draw:text-style-name="P11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11" svg:width="0.0067in" svg:height="0.1657in" svg:x="0.0945in" svg:y="0.0004in" svg:viewBox="0 0 18 422" svg:d="M18 16c0-9 0-16-10-16-8 0-8 7-8 16v391c0 8 0 15 8 15 10 0 10-7 10-15z"><text:p/></draw:path><draw:path draw:style-name="gr3" draw:text-style-name="P11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11" svg:width="0.037in" svg:height="0.1657in" svg:x="0.2594in" svg:y="0.0004in" svg:viewBox="0 0 95 422" svg:d="M94 218c1-4 1-6 1-7s0-2-1-7l-76-194c-2-8-5-10-10-10-4 0-8 4-8 8 0 2 0 3 2 8l76 195-76 196c-2 3-2 5-2 8 0 4 4 7 8 7 6 0 8-3 9-7z"><text:p/></draw:path><draw:path draw:style-name="gr3" draw:text-style-name="P11" svg:width="0.0193in" svg:height="0.0496in" svg:x="0.3563in" svg:y="0.1067in" svg:viewBox="0 0 50 127" svg:d="M50 44c0-27-10-44-27-44-15 0-23 11-23 22 0 12 8 24 23 24 5 0 11-3 14-6 3-2 3-2 4-2v6c0 32-15 58-29 71-5 5-5 6-5 7 0 4 1 5 5 5 5 0 38-33 38-83z"><text:p/></draw:path><draw:path draw:style-name="gr3" draw:text-style-name="P11" svg:width="0.0067in" svg:height="0.1657in" svg:x="0.4358in" svg:y="0.0004in" svg:viewBox="0 0 18 422" svg:d="M18 16c0-9 0-16-10-16-8 0-8 7-8 16v391c0 8 0 15 8 15 10 0 10-7 10-15z"><text:p/></draw:path><draw:path draw:style-name="gr3" draw:text-style-name="P11" svg:width="0.1012in" svg:height="0.0067in" svg:x="0.476in" svg:y="0.0791in" svg:viewBox="0 0 258 18" svg:d="M244 18c7 0 14 0 14-10 0-8-7-8-14-8h-230c-7 0-14 0-14 8 0 10 7 10 14 10z"><text:p/></draw:path><draw:path draw:style-name="gr3" draw:text-style-name="P11" svg:width="0.037in" svg:height="0.1657in" svg:x="0.6008in" svg:y="0.0004in" svg:viewBox="0 0 95 422" svg:d="M94 218c1-4 1-6 1-7s0-2-1-7l-76-194c-2-8-5-10-10-10-4 0-8 4-8 8 0 2 0 3 2 8l76 195-76 196c-2 3-2 5-2 8 0 4 4 7 8 7 6 0 8-3 9-7z"><text:p/></draw:path><draw:path draw:style-name="gr3" draw:text-style-name="P11" svg:width="0.0591in" svg:height="0.1657in" svg:x="0.6677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2"><draw:g text:anchor-type="as-char" svg:y="-0.2402in" draw:z-index="12" draw:style-name="gr1"><svg:title>TexMaths</svg:title><svg:desc>12§display§\left\{ \left| + \right\rangle := \frac{1}{\sqrt{2}} \left( \left| 0 \right\rangle + \left| 1 \right\rangle \right), \left| - \right\rangle := \frac{1}{\sqrt{2}} \left( \left| 0 \right\rangle - \left| 1 \right\rangle \right) \right\}
§svg§600§FALSE§</svg:desc><draw:polygon draw:style-name="gr2" draw:text-style-name="P10" svg:width="3.3433in" svg:height="0.3819in" svg:x="0in" svg:y="0.0083in" svg:viewBox="0 0 8493 971" draw:points="4246,971 0,971 0,0 8493,0 8493,971"><text:p/></draw:polygon><draw:path draw:style-name="gr3" draw:text-style-name="P11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11" svg:width="0.0067in" svg:height="0.1661in" svg:x="0.1362in" svg:y="0.1165in" svg:viewBox="0 0 18 423" svg:d="M18 16c0-9 0-16-10-16-8 0-8 7-8 16v391c0 8 0 16 8 16 10 0 10-8 10-16z"><text:p/></draw:path><draw:path draw:style-name="gr3" draw:text-style-name="P11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11" svg:width="0.037in" svg:height="0.1661in" svg:x="0.3004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0177in" svg:height="0.0717in" svg:x="0.416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11" svg:width="0.1102in" svg:height="0.039in" svg:x="0.4579in" svg:y="0.1799in" svg:viewBox="0 0 281 100" svg:d="M266 17c8 0 15 0 15-9 0-8-7-8-13-8h-254c-7 0-14 0-14 8 0 9 7 9 14 9zM268 100c6 0 13 0 13-9 0-8-7-8-15-8h-252c-7 0-14 0-14 8 0 9 7 9 14 9z"><text:p/></draw:path><draw:path draw:style-name="gr3" draw:text-style-name="P11" svg:width="0.0547in" svg:height="0.1106in" svg:x="0.7276in" svg:y="0.0177in" svg:viewBox="0 0 140 282" svg:d="M88 11c0-10 0-11-11-11-27 26-64 26-77 26v15c8 0 34 0 55-12v220c0 15 0 20-38 20h-15v13c15-1 53-1 69-1 18 0 54 0 69 1v-13h-13c-38 0-39-5-39-20z"><text:p/></draw:path><draw:polygon draw:style-name="gr3" draw:text-style-name="P11" svg:width="0.2217in" svg:height="0.0067in" svg:x="0.6433in" svg:y="0.1957in" svg:viewBox="0 0 564 18" draw:points="281,18 0,18 0,0 564,0 564,18"><text:p/></draw:polygon><draw:path draw:style-name="gr3" draw:text-style-name="P11" svg:width="0.1295in" svg:height="0.1661in" svg:x="0.6555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11" svg:width="0.0831in" svg:height="0.0067in" svg:x="0.7819in" svg:y="0.2291in" svg:viewBox="0 0 212 18" draw:points="106,18 0,18 0,0 212,0 212,18"><text:p/></draw:polygon><draw:path draw:style-name="gr3" draw:text-style-name="P11" svg:width="0.0661in" svg:height="0.1106in" svg:x="0.7902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" svg:width="0.0382in" svg:height="0.1661in" svg:x="0.9287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" svg:width="0.0067in" svg:height="0.1661in" svg:x="0.9969in" svg:y="0.1165in" svg:viewBox="0 0 18 423" svg:d="M18 16c0-9 0-16-10-16-8 0-8 7-8 16v391c0 8 0 16 8 16 10 0 10-8 10-16z"><text:p/></draw:path><draw:path draw:style-name="gr3" draw:text-style-name="P11" svg:width="0.0701in" svg:height="0.1142in" svg:x="1.0291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" svg:width="0.037in" svg:height="0.1661in" svg:x="1.1154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1102in" svg:height="0.1106in" svg:x="1.2169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11" svg:width="0.0067in" svg:height="0.1661in" svg:x="1.3937in" svg:y="0.1165in" svg:viewBox="0 0 18 423" svg:d="M18 16c0-9 0-16-10-16-8 0-8 7-8 16v391c0 8 0 16 8 16 10 0 10-8 10-16z"><text:p/></draw:path><draw:path draw:style-name="gr3" draw:text-style-name="P11" svg:width="0.0547in" svg:height="0.1106in" svg:x="1.4346in" svg:y="0.1299in" svg:viewBox="0 0 140 282" svg:d="M88 11c0-10 0-11-11-11-27 26-64 26-77 26v15c8 0 34 0 55-12v220c0 15 0 20-38 20h-15v13c15-1 53-1 69-1 18 0 54 0 69 1v-13h-13c-38 0-39-5-39-20z"><text:p/></draw:path><draw:path draw:style-name="gr3" draw:text-style-name="P11" svg:width="0.037in" svg:height="0.1661in" svg:x="1.5118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0382in" svg:height="0.1661in" svg:x="1.5768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11" svg:width="0.0193in" svg:height="0.0496in" svg:x="1.6736in" svg:y="0.2228in" svg:viewBox="0 0 50 127" svg:d="M50 44c0-27-10-44-27-44-15 0-23 11-23 22 0 12 8 24 23 24 5 0 11-3 14-6 3-2 3-2 4-2v6c0 32-15 58-29 71-5 5-5 6-5 7 0 4 1 5 5 5 5 0 38-33 38-83z"><text:p/></draw:path><draw:path draw:style-name="gr3" draw:text-style-name="P11" svg:width="0.0067in" svg:height="0.1661in" svg:x="1.7531in" svg:y="0.1165in" svg:viewBox="0 0 18 423" svg:d="M18 16c0-9 0-16-10-16-8 0-8 7-8 16v391c0 8 0 16 8 16 10 0 10-8 10-16z"><text:p/></draw:path><draw:path draw:style-name="gr3" draw:text-style-name="P11" svg:width="0.1012in" svg:height="0.0067in" svg:x="1.7933in" svg:y="0.1957in" svg:viewBox="0 0 258 18" svg:d="M244 18c7 0 14 0 14-10 0-8-7-8-14-8h-230c-7 0-14 0-14 8 0 10 7 10 14 10z"><text:p/></draw:path><draw:path draw:style-name="gr3" draw:text-style-name="P11" svg:width="0.037in" svg:height="0.1661in" svg:x="1.9173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0177in" svg:height="0.0717in" svg:x="2.0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11" svg:width="0.1102in" svg:height="0.039in" svg:x="2.0748in" svg:y="0.1799in" svg:viewBox="0 0 281 100" svg:d="M266 17c8 0 15 0 15-9 0-8-7-8-13-8h-254c-7 0-14 0-14 8 0 9 7 9 14 9zM268 100c6 0 13 0 13-9 0-8-7-8-15-8h-252c-7 0-14 0-14 8 0 9 7 9 14 9z"><text:p/></draw:path><draw:path draw:style-name="gr3" draw:text-style-name="P11" svg:width="0.0547in" svg:height="0.1106in" svg:x="2.3445in" svg:y="0.0177in" svg:viewBox="0 0 140 282" svg:d="M88 11c0-10 0-11-11-11-27 26-64 26-77 26v15c8 0 34 0 55-12v220c0 15 0 20-38 20h-15v13c15-1 53-1 69-1 18 0 54 0 69 1v-13h-13c-38 0-39-5-39-20z"><text:p/></draw:path><draw:polygon draw:style-name="gr3" draw:text-style-name="P11" svg:width="0.2217in" svg:height="0.0067in" svg:x="2.2606in" svg:y="0.1957in" svg:viewBox="0 0 564 18" draw:points="281,18 0,18 0,0 564,0 564,18"><text:p/></draw:polygon><draw:path draw:style-name="gr3" draw:text-style-name="P11" svg:width="0.1295in" svg:height="0.1661in" svg:x="2.2724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11" svg:width="0.0831in" svg:height="0.0067in" svg:x="2.3988in" svg:y="0.2291in" svg:viewBox="0 0 212 18" draw:points="106,18 0,18 0,0 212,0 212,18"><text:p/></draw:polygon><draw:path draw:style-name="gr3" draw:text-style-name="P11" svg:width="0.0661in" svg:height="0.1106in" svg:x="2.4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11" svg:width="0.0382in" svg:height="0.1661in" svg:x="2.5461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" svg:width="0.0067in" svg:height="0.1661in" svg:x="2.6138in" svg:y="0.1165in" svg:viewBox="0 0 18 423" svg:d="M18 16c0-9 0-16-10-16-8 0-8 7-8 16v391c0 8 0 16 8 16 10 0 10-8 10-16z"><text:p/></draw:path><draw:path draw:style-name="gr3" draw:text-style-name="P11" svg:width="0.0701in" svg:height="0.1142in" svg:x="2.6465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11" svg:width="0.037in" svg:height="0.1661in" svg:x="2.7323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1012in" svg:height="0.0067in" svg:x="2.8386in" svg:y="0.1957in" svg:viewBox="0 0 258 18" svg:d="M244 18c7 0 14 0 14-10 0-8-7-8-14-8h-230c-7 0-14 0-14 8 0 10 7 10 14 10z"><text:p/></draw:path><draw:path draw:style-name="gr3" draw:text-style-name="P11" svg:width="0.0067in" svg:height="0.1661in" svg:x="3.0106in" svg:y="0.1165in" svg:viewBox="0 0 18 423" svg:d="M18 16c0-9 0-16-10-16-8 0-8 7-8 16v391c0 8 0 16 8 16 10 0 10-8 10-16z"><text:p/></draw:path><draw:path draw:style-name="gr3" draw:text-style-name="P11" svg:width="0.0547in" svg:height="0.1106in" svg:x="3.0516in" svg:y="0.1299in" svg:viewBox="0 0 140 282" svg:d="M88 11c0-10 0-11-11-11-27 26-64 26-77 26v15c8 0 34 0 55-12v220c0 15 0 20-38 20h-15v13c15-1 53-1 69-1 18 0 54 0 69 1v-13h-13c-38 0-39-5-39-20z"><text:p/></draw:path><draw:path draw:style-name="gr3" draw:text-style-name="P11" svg:width="0.037in" svg:height="0.1661in" svg:x="3.1291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0382in" svg:height="0.1661in" svg:x="3.193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11" svg:width="0.0807in" svg:height="0.3988in" svg:x="3.2709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><draw:g text:anchor-type="as-char" svg:y="-0.1252in" draw:z-index="14" draw:style-name="gr1"><svg:title>TexMaths</svg:title><svg:desc>12§display§\left\{ \left| +i \right\rangle, \left| -i \right\rangle\right\}
§svg§600§FALSE§</svg:desc><draw:polygon draw:style-name="gr2" draw:text-style-name="P10" svg:width="0.8331in" svg:height="0.1492in" svg:x="0in" svg:y="0.0071in" svg:viewBox="0 0 2117 380" draw:points="1058,380 0,380 0,0 2117,0 2117,380"><text:p/></draw:polygon><draw:path draw:style-name="gr3" draw:text-style-name="P11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11" svg:width="0.0067in" svg:height="0.1657in" svg:x="0.0945in" svg:y="0.0004in" svg:viewBox="0 0 18 422" svg:d="M18 16c0-9 0-16-10-16-8 0-8 7-8 16v391c0 8 0 15 8 15 10 0 10-7 10-15z"><text:p/></draw:path><draw:path draw:style-name="gr3" draw:text-style-name="P11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11" svg:width="0.0441in" svg:height="0.1114in" svg:x="0.2547in" svg:y="0.0138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11" svg:width="0.037in" svg:height="0.1657in" svg:x="0.3165in" svg:y="0.0004in" svg:viewBox="0 0 95 422" svg:d="M94 218c1-4 1-6 1-7s0-2-1-7l-76-194c-2-8-5-10-10-10-4 0-8 4-8 8 0 2 0 3 2 8l76 195-76 196c-2 3-2 5-2 8 0 4 4 7 8 7 6 0 8-3 9-7z"><text:p/></draw:path><draw:path draw:style-name="gr3" draw:text-style-name="P11" svg:width="0.0193in" svg:height="0.0496in" svg:x="0.4138in" svg:y="0.1067in" svg:viewBox="0 0 50 127" svg:d="M50 44c0-27-10-44-27-44-15 0-23 11-23 22 0 12 8 24 23 24 5 0 11-3 14-6 3-2 3-2 4-2v6c0 32-15 58-29 71-5 5-5 6-5 7 0 4 1 5 5 5 5 0 38-33 38-83z"><text:p/></draw:path><draw:path draw:style-name="gr3" draw:text-style-name="P11" svg:width="0.0067in" svg:height="0.1657in" svg:x="0.4929in" svg:y="0.0004in" svg:viewBox="0 0 18 422" svg:d="M18 16c0-9 0-16-10-16-8 0-8 7-8 16v391c0 8 0 15 8 15 10 0 10-7 10-15z"><text:p/></draw:path><draw:path draw:style-name="gr3" draw:text-style-name="P11" svg:width="0.1012in" svg:height="0.0067in" svg:x="0.5335in" svg:y="0.0791in" svg:viewBox="0 0 258 18" svg:d="M244 18c7 0 14 0 14-10 0-8-7-8-14-8h-230c-7 0-14 0-14 8 0 10 7 10 14 10z"><text:p/></draw:path><draw:path draw:style-name="gr3" draw:text-style-name="P11" svg:width="0.0441in" svg:height="0.1114in" svg:x="0.6539in" svg:y="0.0138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11" svg:width="0.037in" svg:height="0.1657in" svg:x="0.715in" svg:y="0.0004in" svg:viewBox="0 0 95 422" svg:d="M94 218c1-4 1-6 1-7s0-2-1-7l-76-194c-2-8-5-10-10-10-4 0-8 4-8 8 0 2 0 3 2 8l76 195-76 196c-2 3-2 5-2 8 0 4 4 7 8 7 6 0 8-3 9-7z"><text:p/></draw:path><draw:path draw:style-name="gr3" draw:text-style-name="P11" svg:width="0.0591in" svg:height="0.1657in" svg:x="0.7823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3"><draw:g text:anchor-type="as-char" svg:y="-0.2402in" draw:z-index="15" draw:style-name="gr1"><svg:title>TexMaths</svg:title><svg:desc>12§display§\left\{ \left| +i \right\rangle := \frac{1}{\sqrt{2}} \left( \left| 0 \right\rangle + i \left| 1 \right\rangle \right), \left| -i \right\rangle := \frac{1}{\sqrt{2}} \left( \left| 0 \right\rangle - i \left| 1 \right\rangle \right) \right\}
§svg§600§FALSE§</svg:desc><draw:polygon draw:style-name="gr2" draw:text-style-name="P10" svg:width="3.6276in" svg:height="0.3819in" svg:x="0in" svg:y="0.0083in" svg:viewBox="0 0 9215 971" draw:points="4608,971 0,971 0,0 9215,0 9215,971"><text:p/></draw:polygon><draw:path draw:style-name="gr3" draw:text-style-name="P11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11" svg:width="0.0067in" svg:height="0.1661in" svg:x="0.1362in" svg:y="0.1165in" svg:viewBox="0 0 18 423" svg:d="M18 16c0-9 0-16-10-16-8 0-8 7-8 16v391c0 8 0 16 8 16 10 0 10-8 10-16z"><text:p/></draw:path><draw:path draw:style-name="gr3" draw:text-style-name="P11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11" svg:width="0.0441in" svg:height="0.1118in" svg:x="0.2961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11" svg:width="0.037in" svg:height="0.1661in" svg:x="0.3583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0177in" svg:height="0.0717in" svg:x="0.4732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11" svg:width="0.1102in" svg:height="0.039in" svg:x="0.515in" svg:y="0.1799in" svg:viewBox="0 0 281 100" svg:d="M266 17c8 0 15 0 15-9 0-8-7-8-13-8h-254c-7 0-14 0-14 8 0 9 7 9 14 9zM268 100c6 0 13 0 13-9 0-8-7-8-15-8h-252c-7 0-14 0-14 8 0 9 7 9 14 9z"><text:p/></draw:path><draw:path draw:style-name="gr3" draw:text-style-name="P11" svg:width="0.0547in" svg:height="0.1106in" svg:x="0.7846in" svg:y="0.0177in" svg:viewBox="0 0 140 282" svg:d="M88 11c0-10 0-11-11-11-27 26-64 26-77 26v15c8 0 34 0 55-12v220c0 15 0 20-38 20h-15v13c15-1 53-1 69-1 18 0 54 0 69 1v-13h-13c-38 0-39-5-39-20z"><text:p/></draw:path><draw:polygon draw:style-name="gr3" draw:text-style-name="P11" svg:width="0.2217in" svg:height="0.0067in" svg:x="0.7008in" svg:y="0.1957in" svg:viewBox="0 0 564 18" draw:points="281,18 0,18 0,0 564,0 564,18"><text:p/></draw:polygon><draw:path draw:style-name="gr3" draw:text-style-name="P11" svg:width="0.1295in" svg:height="0.1661in" svg:x="0.71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11" svg:width="0.0831in" svg:height="0.0067in" svg:x="0.839in" svg:y="0.2291in" svg:viewBox="0 0 212 18" draw:points="106,18 0,18 0,0 212,0 212,18"><text:p/></draw:polygon><draw:path draw:style-name="gr3" draw:text-style-name="P11" svg:width="0.0661in" svg:height="0.1106in" svg:x="0.8476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" svg:width="0.0382in" svg:height="0.1661in" svg:x="0.9858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" svg:width="0.0067in" svg:height="0.1661in" svg:x="1.0539in" svg:y="0.1165in" svg:viewBox="0 0 18 423" svg:d="M18 16c0-9 0-16-10-16-8 0-8 7-8 16v391c0 8 0 16 8 16 10 0 10-8 10-16z"><text:p/></draw:path><draw:path draw:style-name="gr3" draw:text-style-name="P11" svg:width="0.0701in" svg:height="0.1142in" svg:x="1.087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" svg:width="0.037in" svg:height="0.1661in" svg:x="1.1728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1102in" svg:height="0.1106in" svg:x="1.274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11" svg:width="0.0441in" svg:height="0.1118in" svg:x="1.4358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11" svg:width="0.0067in" svg:height="0.1661in" svg:x="1.5354in" svg:y="0.1165in" svg:viewBox="0 0 18 423" svg:d="M18 16c0-9 0-16-10-16-8 0-8 7-8 16v391c0 8 0 16 8 16 10 0 10-8 10-16z"><text:p/></draw:path><draw:path draw:style-name="gr3" draw:text-style-name="P11" svg:width="0.0547in" svg:height="0.1106in" svg:x="1.5772in" svg:y="0.1299in" svg:viewBox="0 0 140 282" svg:d="M88 11c0-10 0-11-11-11-27 26-64 26-77 26v15c8 0 34 0 55-12v220c0 15 0 20-38 20h-15v13c15-1 53-1 69-1 18 0 54 0 69 1v-13h-13c-38 0-39-5-39-20z"><text:p/></draw:path><draw:path draw:style-name="gr3" draw:text-style-name="P11" svg:width="0.037in" svg:height="0.1661in" svg:x="1.6539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0382in" svg:height="0.1661in" svg:x="1.7189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11" svg:width="0.0193in" svg:height="0.0496in" svg:x="1.8161in" svg:y="0.2228in" svg:viewBox="0 0 50 127" svg:d="M50 44c0-27-10-44-27-44-15 0-23 11-23 22 0 12 8 24 23 24 5 0 11-3 14-6 3-2 3-2 4-2v6c0 32-15 58-29 71-5 5-5 6-5 7 0 4 1 5 5 5 5 0 38-33 38-83z"><text:p/></draw:path><draw:path draw:style-name="gr3" draw:text-style-name="P11" svg:width="0.0067in" svg:height="0.1661in" svg:x="1.8957in" svg:y="0.1165in" svg:viewBox="0 0 18 423" svg:d="M18 16c0-9 0-16-10-16-8 0-8 7-8 16v391c0 8 0 16 8 16 10 0 10-8 10-16z"><text:p/></draw:path><draw:path draw:style-name="gr3" draw:text-style-name="P11" svg:width="0.1012in" svg:height="0.0067in" svg:x="1.9358in" svg:y="0.1957in" svg:viewBox="0 0 258 18" svg:d="M244 18c7 0 14 0 14-10 0-8-7-8-14-8h-230c-7 0-14 0-14 8 0 10 7 10 14 10z"><text:p/></draw:path><draw:path draw:style-name="gr3" draw:text-style-name="P11" svg:width="0.0441in" svg:height="0.1118in" svg:x="2.0555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11" svg:width="0.037in" svg:height="0.1661in" svg:x="2.1177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0177in" svg:height="0.0717in" svg:x="2.2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11" svg:width="0.1102in" svg:height="0.039in" svg:x="2.2744in" svg:y="0.1799in" svg:viewBox="0 0 281 100" svg:d="M266 17c8 0 15 0 15-9 0-8-7-8-13-8h-254c-7 0-14 0-14 8 0 9 7 9 14 9zM268 100c6 0 13 0 13-9 0-8-7-8-15-8h-252c-7 0-14 0-14 8 0 9 7 9 14 9z"><text:p/></draw:path><draw:path draw:style-name="gr3" draw:text-style-name="P11" svg:width="0.0547in" svg:height="0.1106in" svg:x="2.5441in" svg:y="0.0177in" svg:viewBox="0 0 140 282" svg:d="M88 11c0-10 0-11-11-11-27 26-64 26-77 26v15c8 0 34 0 55-12v220c0 15 0 20-38 20h-15v13c15-1 53-1 69-1 18 0 54 0 69 1v-13h-13c-38 0-39-5-39-20z"><text:p/></draw:path><draw:polygon draw:style-name="gr3" draw:text-style-name="P11" svg:width="0.2217in" svg:height="0.0067in" svg:x="2.4602in" svg:y="0.1957in" svg:viewBox="0 0 564 18" draw:points="281,18 0,18 0,0 564,0 564,18"><text:p/></draw:polygon><draw:path draw:style-name="gr3" draw:text-style-name="P11" svg:width="0.1295in" svg:height="0.1661in" svg:x="2.4724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11" svg:width="0.0831in" svg:height="0.0067in" svg:x="2.5984in" svg:y="0.2291in" svg:viewBox="0 0 212 18" draw:points="106,18 0,18 0,0 212,0 212,18"><text:p/></draw:polygon><draw:path draw:style-name="gr3" draw:text-style-name="P11" svg:width="0.0661in" svg:height="0.1106in" svg:x="2.6071in" svg:y="0.2634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11" svg:width="0.0382in" svg:height="0.1661in" svg:x="2.7453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11" svg:width="0.0067in" svg:height="0.1661in" svg:x="2.8134in" svg:y="0.1165in" svg:viewBox="0 0 18 423" svg:d="M18 16c0-9 0-16-10-16-8 0-8 7-8 16v391c0 8 0 16 8 16 10 0 10-8 10-16z"><text:p/></draw:path><draw:path draw:style-name="gr3" draw:text-style-name="P11" svg:width="0.0701in" svg:height="0.1142in" svg:x="2.846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11" svg:width="0.037in" svg:height="0.1661in" svg:x="2.9319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1012in" svg:height="0.0067in" svg:x="3.0382in" svg:y="0.1957in" svg:viewBox="0 0 258 18" svg:d="M244 18c7 0 14 0 14-10 0-8-7-8-14-8h-230c-7 0-14 0-14 8 0 10 7 10 14 10z"><text:p/></draw:path><draw:path draw:style-name="gr3" draw:text-style-name="P11" svg:width="0.0441in" svg:height="0.1118in" svg:x="3.1953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11" svg:width="0.0067in" svg:height="0.1661in" svg:x="3.2953in" svg:y="0.1165in" svg:viewBox="0 0 18 423" svg:d="M18 16c0-9 0-16-10-16-8 0-8 7-8 16v391c0 8 0 16 8 16 10 0 10-8 10-16z"><text:p/></draw:path><draw:path draw:style-name="gr3" draw:text-style-name="P11" svg:width="0.0547in" svg:height="0.1106in" svg:x="3.3366in" svg:y="0.1299in" svg:viewBox="0 0 140 282" svg:d="M88 11c0-10 0-11-11-11-27 26-64 26-77 26v15c8 0 34 0 55-12v220c0 15 0 20-38 20h-15v13c15-1 53-1 69-1 18 0 54 0 69 1v-13h-13c-38 0-39-5-39-20z"><text:p/></draw:path><draw:path draw:style-name="gr3" draw:text-style-name="P11" svg:width="0.037in" svg:height="0.1661in" svg:x="3.4134in" svg:y="0.1165in" svg:viewBox="0 0 95 423" svg:d="M94 219c1-5 1-6 1-8 0-1 0-2-1-7l-76-194c-2-8-5-10-10-10-4 0-8 4-8 8 0 2 0 3 2 8l76 195-76 196c-2 4-2 5-2 8 0 4 4 8 8 8 6 0 8-4 9-8z"><text:p/></draw:path><draw:path draw:style-name="gr3" draw:text-style-name="P11" svg:width="0.0382in" svg:height="0.1661in" svg:x="3.478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11" svg:width="0.0807in" svg:height="0.3988in" svg:x="3.5551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3.</text:p>
      <text:p text:style-name="P2"/>
      <text:p text:style-name="P5"><draw:g text:anchor-type="as-char" svg:y="-0.1252in" draw:z-index="16" draw:style-name="gr4"><svg:title>TexMaths</svg:title><svg:desc>12§display§\( \left| \psi \right\rangle \)§svg§600§FALSE§</svg:desc><draw:polygon draw:style-name="gr5" draw:text-style-name="P10" svg:width="0.1898in" svg:height="0.1492in" svg:x="0in" svg:y="0.0083in" svg:viewBox="0 0 483 380" draw:points="243,380 0,380 0,0 483,0 483,380"><text:p/></draw:polygon><draw:path draw:style-name="gr6" draw:text-style-name="P11" svg:width="0.0067in" svg:height="0.1657in" svg:x="0.0114in" svg:y="0.0004in" svg:viewBox="0 0 18 422" svg:d="M18 16c0-9 0-16-10-16-8 0-8 7-8 16v391c0 8 0 15 8 15 10 0 10-7 10-15z"><text:p/></draw:path><draw:path draw:style-name="gr7" draw:text-style-name="P11" svg:width="0.1008in" svg:height="0.1492in" svg:x="0.0425in" svg:y="0.0094in" svg:viewBox="0 0 257 380" svg:d="M192 11c0-1 1-4 1-6 0-5-3-5-4-5-5 0-5 1-8 8l-69 280c-33-4-48-19-48-47 0-8 0-20 23-79 1-6 3-12 3-20 0-20-13-35-35-35-39 0-55 61-55 65 0 3 4 3 5 3 5 0 5 0 7-7 11-41 29-52 43-52 3 0 10 0 10 14 0 10-5 21-10 36-19 52-19 64-19 72 0 39 32 57 72 60-2 14-2 15-8 38-1 5-11 38-11 41 0 0 0 3 6 3 1 0 4 0 4-2 1-1 4-11 4-17l17-62c16 0 53 0 93-47 17-19 26-37 31-49 4-11 13-48 13-66 0-24-12-30-19-30-10 0-20 11-20 20 0 5 1 7 6 11 4 5 14 16 14 36 0 28-22 62-36 78-37 37-65 37-79 37z"><text:p/></draw:path><draw:path draw:style-name="gr8" draw:text-style-name="P11" svg:width="0.037in" svg:height="0.1657in" svg:x="0.1614in" svg:y="0.0004in" svg:viewBox="0 0 95 422" svg:d="M94 218c1-4 1-6 1-7s0-2-1-7l-76-194c-2-8-5-10-10-10-4 0-8 4-8 8 0 2 0 3 2 8l76 195-76 196c-2 3-2 5-2 8 0 4 4 7 8 7 6 0 8-3 9-7z"><text:p/></draw:path></draw:g></text:p>
      <text:p text:style-name="P5"/>
      <text:p text:style-name="P5"><draw:g text:anchor-type="as-char" svg:y="-0.1516in" draw:z-index="17" draw:style-name="gr4"><svg:title>TexMaths</svg:title><svg:desc>12§display§\left\{ \left| x \right\rangle, \left| x^{\perp} \right\rangle\right\}§svg§600§FALSE§</svg:desc><draw:polygon draw:style-name="gr9" draw:text-style-name="P10" svg:width="0.8055in" svg:height="0.1937in" svg:x="0in" svg:y="0.0083in" svg:viewBox="0 0 2047 493" draw:points="1024,493 0,493 0,0 2047,0 2047,493"><text:p/></draw:polygon><draw:path draw:style-name="gr10" draw:text-style-name="P11" svg:width="0.0591in" svg:height="0.1984in" svg:x="0.0102in" svg:y="0.0079in" svg:viewBox="0 0 151 505" svg:d="M61 184c0 30-15 47-57 63-3 1-4 3-4 6s1 3 4 6c57 21 57 44 57 68v116c0 11 7 28 25 40 22 14 56 22 60 22s5-1 5-6c0-3 0-3-7-6-12-3-46-18-52-43-2-4-2-6-2-21v-103c0-23 0-53-68-73 68-21 68-49 68-73v-103c0-24 0-46 58-66 3-1 3-4 3-5 0-4-1-6-5-6-3 0-63 13-78 41-7 13-7 16-7 34z"><text:p/></draw:path><draw:path draw:style-name="gr11" draw:text-style-name="P11" svg:width="0.0067in" svg:height="0.1657in" svg:x="0.1087in" svg:y="0.0248in" svg:viewBox="0 0 18 422" svg:d="M18 16c0-9 0-16-10-16-8 0-8 7-8 16v390c0 7 0 16 8 16 10 0 10-9 10-16z"><text:p/></draw:path><draw:path draw:style-name="gr12" draw:text-style-name="P11" svg:width="0.0827in" svg:height="0.0752in" svg:x="0.1394in" svg:y="0.0756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4-30 44-33 5 16 20 33 46 33 44 0 68-55 68-65 0-5-4-5-5-5-3 0-5 1-6 5-13 45-43 55-56 55-17 0-23-13-23-28 0-9 2-17 7-37z"><text:p/></draw:path><draw:path draw:style-name="gr13" draw:text-style-name="P11" svg:width="0.037in" svg:height="0.1657in" svg:x="0.239in" svg:y="0.0248in" svg:viewBox="0 0 95 422" svg:d="M94 218c1-5 1-6 1-7s0-3-1-7l-76-194c-2-8-5-10-10-10-4 0-8 4-8 8 0 2 0 3 2 8l76 195-76 195c-2 4-2 5-2 7 0 5 4 9 8 9 6 0 8-4 9-9z"><text:p/></draw:path><draw:path draw:style-name="gr14" draw:text-style-name="P11" svg:width="0.0193in" svg:height="0.0496in" svg:x="0.3358in" svg:y="0.1307in" svg:viewBox="0 0 50 127" svg:d="M50 44c0-27-10-44-27-44-15 0-23 11-23 22 0 12 8 24 23 24 5 0 11-3 14-6 3-2 3-2 4-2v6c0 31-15 58-29 71-5 5-5 6-5 7 0 4 1 5 5 5 5 0 38-34 38-83z"><text:p/></draw:path><draw:path draw:style-name="gr15" draw:text-style-name="P11" svg:width="0.0071in" svg:height="0.1063in" svg:x="0.4193in" svg:y="0.0043in" svg:viewBox="0 0 19 271" svg:d="M0 256c0 6 0 15 10 15 9 0 9-9 9-15v-240c0-8 0-16-9-16-10 0-10 8-10 16z"><text:p/></draw:path><draw:path draw:style-name="gr16" draw:text-style-name="P11" svg:width="0.0071in" svg:height="0.1063in" svg:x="0.4193in" svg:y="0.1043in" svg:viewBox="0 0 19 271" svg:d="M0 256c0 6 0 15 10 15 9 0 9-9 9-15v-240c0-8 0-16-9-16-10 0-10 8-10 16z"><text:p/></draw:path><draw:path draw:style-name="gr17" draw:text-style-name="P11" svg:width="0.0827in" svg:height="0.0752in" svg:x="0.4559in" svg:y="0.0756in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3-30 44-33 5 16 20 33 46 33 44 0 68-55 68-65 0-5-4-5-5-5-3 0-5 1-6 5-14 45-43 55-56 55-17 0-23-13-23-28 0-9 2-17 7-37z"><text:p/></draw:path><draw:path draw:style-name="gr18" draw:text-style-name="P11" svg:width="0.0854in" svg:height="0.0803in" svg:x="0.5543in" svg:y="0in" svg:viewBox="0 0 218 205" svg:d="M118 12c0-5 0-12-9-12-6 0-6 7-6 12v178h-91c-5 0-12 0-12 9 0 6 7 6 12 6h196c4 0 10 0 10-6 0-9-6-9-10-9h-90z"><text:p/></draw:path><draw:path draw:style-name="gr19" draw:text-style-name="P11" svg:width="0.0492in" svg:height="0.1984in" svg:x="0.6705in" svg:y="0.0079in" svg:viewBox="0 0 126 505" svg:d="M108 253l-106 237c-2 5-2 7-2 7 0 5 4 8 8 8 6 0 8-2 10-8l104-236c4-5 4-7 4-8 0 0 0-3-4-7l-104-236c-2-8-5-10-10-10-4 0-8 4-8 8 0 0 0 3 2 9z"><text:p/></draw:path><draw:path draw:style-name="gr20" draw:text-style-name="P11" svg:width="0.0591in" svg:height="0.1984in" svg:x="0.7547in" svg:y="0.0079in" svg:viewBox="0 0 151 505" svg:d="M90 321c0-14 0-41 55-62 6-3 6-3 6-6 0-1 0-4-3-5-58-23-58-44-58-68v-118c-1-22-19-36-25-40-19-12-54-22-59-22s-6 2-6 6 2 5 5 5c56 20 56 42 56 66v103c0 24 0 52 69 73-69 21-69 46-69 73v103c0 23 0 44-54 64-5 3-7 3-7 6 0 5 1 6 6 6 0 0 56-10 76-38 8-12 8-21 8-37z"><text:p/></draw:path></draw:g></text:p>
      <text:p text:style-name="P5"/>
      <text:p text:style-name="P5"><draw:g text:anchor-type="as-char" svg:y="-0.1602in" draw:z-index="18" draw:style-name="gr4"><svg:title>TexMaths</svg:title><svg:desc>12§display§P\left( x\right)=\left| \left\langle x | \psi \right\rangle \right|^{2}§svg§600§FALSE§</svg:desc><draw:polygon draw:style-name="gr21" draw:text-style-name="P10" svg:width="1.1217in" svg:height="0.1858in" svg:x="0.0016in" svg:y="0.0083in" svg:viewBox="0 0 2850 473" draw:points="1425,473 0,473 0,0 2850,0 2850,473"><text:p/></draw:polygon><draw:path draw:style-name="gr22" draw:text-style-name="P11" svg:width="0.1189in" svg:height="0.1138in" svg:x="0.0004in" svg:y="0.0476in" svg:viewBox="0 0 303 290" svg:d="M112 156h72c58 0 119-44 119-91 0-34-28-65-85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23" draw:text-style-name="P11" svg:width="0.0382in" svg:height="0.1661in" svg:x="0.1677in" svg:y="0.0366in" svg:viewBox="0 0 98 423" svg:d="M98 419c0-1 0-2-7-9-53-53-66-132-66-199 0-73 16-146 69-199 4-5 4-6 4-8 0-3-1-4-4-4-4 0-42 29-68 83-21 46-26 92-26 128 0 34 5 86 28 134 26 52 62 78 66 78 3 0 4-1 4-4z"><text:p/></draw:path><draw:path draw:style-name="gr24" draw:text-style-name="P11" svg:width="0.0827in" svg:height="0.0752in" svg:x="0.2205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25" draw:text-style-name="P11" svg:width="0.0382in" svg:height="0.1661in" svg:x="0.3197in" svg:y="0.0366in" svg:viewBox="0 0 98 423" svg:d="M98 211c0-32-4-84-27-132-25-51-63-79-67-79-2 0-4 2-4 4s0 3 7 10c43 41 67 109 67 197 0 73-15 148-68 201-6 5-6 6-6 7 0 3 2 4 4 4 4 0 43-29 68-83 22-46 26-92 26-129z"><text:p/></draw:path><draw:path draw:style-name="gr26" draw:text-style-name="P11" svg:width="0.1102in" svg:height="0.039in" svg:x="0.4303in" svg:y="0.0996in" svg:viewBox="0 0 281 100" svg:d="M266 17c8 0 15 0 15-9 0-8-7-8-13-8h-254c-7 0-14 0-14 8 0 9 7 9 14 9zM268 100c6 0 13 0 13-9 0-8-7-8-15-8h-252c-7 0-14 0-14 8 0 9 7 9 14 9z"><text:p/></draw:path><draw:path draw:style-name="gr27" draw:text-style-name="P11" svg:width="0.0067in" svg:height="0.1661in" svg:x="0.6161in" svg:y="0.0366in" svg:viewBox="0 0 18 423" svg:d="M18 16c0-9 0-16-10-16-8 0-8 7-8 16v391c0 9 0 16 8 16 10 0 10-7 10-16z"><text:p/></draw:path><draw:path draw:style-name="gr28" draw:text-style-name="P11" svg:width="0.037in" svg:height="0.1661in" svg:x="0.6606in" svg:y="0.0366in" svg:viewBox="0 0 95 423" svg:d="M94 17c1-5 1-6 1-9 0-4-4-8-9-8-3 0-7 2-9 10l-75 194c-1 3-2 5-2 7s0 3 2 8l75 194c2 5 3 10 9 10 5 0 9-4 9-7s0-4-1-9l-77-196z"><text:p/></draw:path><draw:path draw:style-name="gr29" draw:text-style-name="P11" svg:width="0.0827in" svg:height="0.0752in" svg:x="0.7118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0" draw:text-style-name="P11" svg:width="0.0067in" svg:height="0.1661in" svg:x="0.8217in" svg:y="0.0366in" svg:viewBox="0 0 18 423" svg:d="M18 16c0-9 0-16-10-16-8 0-8 7-8 16v391c0 9 0 16 8 16 10 0 10-7 10-16z"><text:p/></draw:path><draw:path draw:style-name="gr31" draw:text-style-name="P11" svg:width="0.1008in" svg:height="0.1496in" svg:x="0.8535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2" draw:text-style-name="P11" svg:width="0.037in" svg:height="0.1661in" svg:x="0.9717in" svg:y="0.0366in" svg:viewBox="0 0 95 423" svg:d="M94 219c1-5 1-6 1-8 0-1 0-2-1-7l-76-194c-2-8-5-10-10-10-4 0-8 4-8 8 0 2 0 3 2 8l76 195-76 196c-2 5-2 5-2 9 0 3 4 7 8 7 6 0 8-4 9-7z"><text:p/></draw:path><draw:path draw:style-name="gr33" draw:text-style-name="P11" svg:width="0.0067in" svg:height="0.1661in" svg:x="1.0469in" svg:y="0.0366in" svg:viewBox="0 0 18 423" svg:d="M18 16c0-9 0-16-10-16-8 0-8 7-8 16v391c0 9 0 16 8 16 10 0 10-7 10-16z"><text:p/></draw:path><draw:path draw:style-name="gr34" draw:text-style-name="P11" svg:width="0.0516in" svg:height="0.0772in" svg:x="1.0803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5"/>
      <text:p text:style-name="P5"><draw:g text:anchor-type="as-char" svg:y="-0.1819in" draw:z-index="19" draw:style-name="gr4"><svg:title>TexMaths</svg:title><svg:desc>12§display§\sum_{i}^{}P\left( x_{i} \right) = 1§svg§600§FALSE§</svg:desc><draw:polygon draw:style-name="gr35" draw:text-style-name="P10" svg:width="0.9783in" svg:height="0.3382in" svg:x="0in" svg:y="0.0083in" svg:viewBox="0 0 2486 860" draw:points="1243,860 0,860 0,0 2486,0 2486,860"><text:p/></draw:polygon><draw:path draw:style-name="gr36" draw:text-style-name="P11" svg:width="0.2213in" svg:height="0.2323in" svg:x="0.0008in" svg:y="0in" svg:viewBox="0 0 563 591" svg:d="M511 591l52-135h-11c-17 44-61 73-110 85-9 2-51 13-132 13h-255l216-252c3-2 4-5 4-7 0 0 0-1-4-6l-197-269h232c56 0 95 6 100 6 22 5 58 11 92 33 11 6 40 25 54 60h11l-52-119h-499c-10 0-10 0-12 2 0 2 0 10 0 15l223 306-218 255c-5 6-5 9-5 9 0 4 4 4 12 4z"><text:p/></draw:path><draw:path draw:style-name="gr37" draw:text-style-name="P11" svg:width="0.035in" svg:height="0.078in" svg:x="0.0937in" svg:y="0.2768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8" draw:text-style-name="P11" svg:width="0.1185in" svg:height="0.1134in" svg:x="0.2661in" svg:y="0.0445in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9 0-1 0-3 1-6zM142 29c4-15 4-16 22-16h41c35 0 58 12 58 41 0 16-9 53-25 68-21 20-47 22-65 22h-60z"><text:p/></draw:path><draw:path draw:style-name="gr39" draw:text-style-name="P11" svg:width="0.0382in" svg:height="0.1657in" svg:x="0.4331in" svg:y="0.0331in" svg:viewBox="0 0 98 422" svg:d="M98 419c0-2 0-3-7-10-53-53-66-133-66-198 0-73 16-146 69-199 4-5 4-6 4-8 0-3-1-4-4-4-4 0-42 29-68 83-21 45-26 92-26 128 0 34 5 84 28 132 26 53 62 79 66 79 3 0 4-1 4-3z"><text:p/></draw:path><draw:path draw:style-name="gr40" draw:text-style-name="P11" svg:width="0.0827in" svg:height="0.0752in" svg:x="0.4862in" svg:y="0.083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41" draw:text-style-name="P11" svg:width="0.035in" svg:height="0.078in" svg:x="0.5815in" svg:y="0.105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42" draw:text-style-name="P11" svg:width="0.0382in" svg:height="0.1657in" svg:x="0.6406in" svg:y="0.0331in" svg:viewBox="0 0 98 422" svg:d="M98 211c0-32-4-84-27-132-25-51-63-79-67-79-2 0-4 2-4 4s0 3 7 10c43 41 67 108 67 197 0 72-15 146-68 199-6 6-6 7-6 9s2 3 4 3c4 0 43-29 68-83 22-45 26-92 26-128z"><text:p/></draw:path><draw:path draw:style-name="gr43" draw:text-style-name="P11" svg:width="0.1102in" svg:height="0.039in" svg:x="0.7516in" svg:y="0.0969in" svg:viewBox="0 0 281 100" svg:d="M266 17c8 0 15 0 15-9 0-8-7-8-13-8h-254c-7 0-14 0-14 8 0 9 7 9 14 9zM268 100c6 0 13 0 13-9 0-8-7-8-15-8h-252c-7 0-14 0-14 8 0 9 7 9 14 9z"><text:p/></draw:path><draw:path draw:style-name="gr44" draw:text-style-name="P11" svg:width="0.0547in" svg:height="0.1106in" svg:x="0.9323in" svg:y="0.0472in" svg:viewBox="0 0 140 282" svg:d="M88 11c0-10 0-11-11-11-27 26-64 26-77 26v15c8 0 34 0 55-12v219c0 16 0 21-38 21h-15v13c15-1 53-1 69-1 18 0 54 0 69 1v-13h-13c-38 0-39-5-39-21z"><text:p/></draw:path></draw:g></text:p>
      <text:p text:style-name="P5"/>
      <text:p text:style-name="P5"/>
      <text:p text:style-name="P7"><draw:g text:anchor-type="as-char" svg:y="-0.2217in" draw:z-index="20" draw:style-name="gr4"><svg:title>TexMaths</svg:title><svg:desc>12§display§\left| \psi \right\rangle = \frac{1}{\sqrt{3}}\left( \left| 0 \right\rangle+ \sqrt{2} \left| 1 \right\rangle \right)§svg§600§FALSE§</svg:desc><draw:polygon draw:style-name="gr45" draw:text-style-name="P10" svg:width="1.7256in" svg:height="0.3606in" svg:x="0in" svg:y="0.0087in" svg:viewBox="0 0 4384 917" draw:points="2192,917 0,917 0,0 4384,0 4384,917"><text:p/></draw:polygon><draw:path draw:style-name="gr46" draw:text-style-name="P11" svg:width="0.0067in" svg:height="0.1661in" svg:x="0.0114in" svg:y="0.098in" svg:viewBox="0 0 18 423" svg:d="M18 16c0-9 0-16-10-16-8 0-8 7-8 16v391c0 9 0 16 8 16 10 0 10-7 10-16z"><text:p/></draw:path><draw:path draw:style-name="gr47" draw:text-style-name="P11" svg:width="0.1008in" svg:height="0.1496in" svg:x="0.0425in" svg:y="0.1075in" svg:viewBox="0 0 257 381" svg:d="M192 11c0-1 1-4 1-6 0-5-3-5-5-5-4 0-4 1-7 8l-69 280c-33-3-48-19-48-47 0-8 0-20 22-79 2-6 4-12 4-20 0-20-13-35-35-35-39 0-55 61-55 65 0 3 4 3 5 3 5 0 5 0 7-7 11-41 29-52 43-52 3 0 10 0 10 14 0 11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48" draw:text-style-name="P11" svg:width="0.037in" svg:height="0.1661in" svg:x="0.161in" svg:y="0.098in" svg:viewBox="0 0 95 423" svg:d="M94 219c1-5 1-6 1-8 0-1 0-2-1-7l-76-194c-2-8-5-10-10-10-4 0-8 4-8 8 0 2 0 3 2 8l76 195-76 196c-2 4-2 5-2 9 0 3 4 7 8 7 6 0 8-4 9-7z"><text:p/></draw:path><draw:path draw:style-name="gr49" draw:text-style-name="P11" svg:width="0.1102in" svg:height="0.039in" svg:x="0.2717in" svg:y="0.1622in" svg:viewBox="0 0 281 100" svg:d="M266 17c8 0 15 0 15-9 0-8-7-8-13-8h-254c-7 0-14 0-14 8 0 9 7 9 14 9zM268 100c6 0 13 0 13-9 0-8-7-8-15-8h-252c-7 0-14 0-14 8 0 9 7 9 14 9z"><text:p/></draw:path><draw:path draw:style-name="gr50" draw:text-style-name="P11" svg:width="0.0547in" svg:height="0.1106in" svg:x="0.5413in" svg:y="0in" svg:viewBox="0 0 140 282" svg:d="M88 11c0-10 0-11-11-11-27 26-64 26-77 26v15c8 0 34 0 55-12v220c0 15 0 20-38 20h-15v13c15-1 53-1 69-1 18 0 54 0 69 1v-13h-13c-38 0-39-5-39-20z"><text:p/></draw:path><draw:polygon draw:style-name="gr51" draw:text-style-name="P11" svg:width="0.2217in" svg:height="0.0067in" svg:x="0.4579in" svg:y="0.178in" svg:viewBox="0 0 564 18" draw:points="281,18 0,18 0,0 564,0 564,18"><text:p/></draw:polygon><draw:path draw:style-name="gr52" draw:text-style-name="P11" svg:width="0.1295in" svg:height="0.1661in" svg:x="0.4697in" svg:y="0.211in" svg:viewBox="0 0 330 423" svg:d="M133 378l-73-164c-4-6-6-6-7-6 0 0-3 0-7 2l-40 31c-6 4-6 6-6 6 0 3 1 5 4 5s10-5 14-9c4-2 10-6 13-10l84 183c3 7 6 7 10 7 6 0 7-3 11-7l192-399c2-6 2-7 2-9 0-4-4-8-8-8s-8 2-10 8z"><text:p/></draw:path><draw:polygon draw:style-name="gr53" draw:text-style-name="P11" svg:width="0.0831in" svg:height="0.0067in" svg:x="0.5961in" svg:y="0.211in" svg:viewBox="0 0 212 18" draw:points="106,18 0,18 0,0 212,0 212,18"><text:p/></draw:polygon><draw:path draw:style-name="gr54" draw:text-style-name="P11" svg:width="0.0685in" svg:height="0.1142in" svg:x="0.6031in" svg:y="0.2445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55" draw:text-style-name="P11" svg:width="0.063in" svg:height="0.2988in" svg:x="0.7567in" svg:y="0.0323in" svg:viewBox="0 0 161 760" svg:d="M142 755c1 0 4 5 4 5h10c1 0 5 0 5-5 0-1 0-2-1-3-16-16-39-39-65-84-46-82-63-186-63-287 0-188 53-298 129-374 0 0 0-2 0-3 0-4-3-4-7-4-6 0-8 0-11 4-40 34-85 93-115 182-18 57-28 124-28 193 0 101 18 214 84 313 12 15 29 33 29 33 3 6 9 12 13 16z"><text:p/></draw:path><draw:path draw:style-name="gr56" draw:text-style-name="P11" svg:width="0.0067in" svg:height="0.1661in" svg:x="0.8457in" svg:y="0.098in" svg:viewBox="0 0 18 423" svg:d="M18 16c0-9 0-16-10-16-8 0-8 7-8 16v391c0 9 0 16 8 16 10 0 10-7 10-16z"><text:p/></draw:path><draw:path draw:style-name="gr57" draw:text-style-name="P11" svg:width="0.0701in" svg:height="0.1142in" svg:x="0.8787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58" draw:text-style-name="P11" svg:width="0.037in" svg:height="0.1661in" svg:x="0.9642in" svg:y="0.098in" svg:viewBox="0 0 95 423" svg:d="M94 219c1-5 1-6 1-8 0-1 0-2-1-7l-76-194c-2-8-5-10-10-10-4 0-8 4-8 8 0 2 0 3 2 8l76 195-76 196c-2 4-2 5-2 9 0 3 4 7 8 7 6 0 8-4 9-7z"><text:p/></draw:path><draw:path draw:style-name="gr59" draw:text-style-name="P11" svg:width="0.1102in" svg:height="0.1106in" svg:x="1.0657in" svg:y="0.1264in" svg:viewBox="0 0 281 282" svg:d="M150 150h118c6 0 13 0 13-8 0-10-7-10-13-10h-118v-118c0-7 0-14-8-14-10 0-10 7-10 14v118h-118c-7 0-14 0-14 10 0 8 7 8 14 8h118v118c0 6 0 14 10 14 8 0 8-8 8-14z"><text:p/></draw:path><draw:path draw:style-name="gr60" draw:text-style-name="P11" svg:width="0.1295in" svg:height="0.1661in" svg:x="1.2346in" svg:y="0.0709in" svg:viewBox="0 0 330 423" svg:d="M133 378l-73-164c-4-6-6-6-7-6 0 0-3 0-7 2l-40 31c-6 4-6 6-6 6 0 3 1 5 4 5s10-5 14-9c4-2 10-6 13-10l84 183c3 7 6 7 10 7 6 0 7-3 11-7l192-399c2-6 2-7 2-9 0-4-4-8-8-8s-8 2-10 8z"><text:p/></draw:path><draw:polygon draw:style-name="gr61" draw:text-style-name="P11" svg:width="0.0831in" svg:height="0.0067in" svg:x="1.361in" svg:y="0.0709in" svg:viewBox="0 0 212 18" draw:points="106,18 0,18 0,0 212,0 212,18"><text:p/></draw:polygon><draw:path draw:style-name="gr62" draw:text-style-name="P11" svg:width="0.0661in" svg:height="0.1106in" svg:x="1.3689in" svg:y="0.1126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63" draw:text-style-name="P11" svg:width="0.0067in" svg:height="0.1661in" svg:x="1.4913in" svg:y="0.098in" svg:viewBox="0 0 18 423" svg:d="M18 16c0-9 0-16-10-16-8 0-8 7-8 16v391c0 9 0 16 8 16 10 0 10-7 10-16z"><text:p/></draw:path><draw:path draw:style-name="gr64" draw:text-style-name="P11" svg:width="0.0547in" svg:height="0.1106in" svg:x="1.5323in" svg:y="0.1126in" svg:viewBox="0 0 140 282" svg:d="M88 11c0-10 0-11-11-11-27 26-64 26-77 26v15c8 0 34 0 55-12v220c0 15 0 20-38 20h-15v13c15-1 53-1 69-1 18 0 54 0 69 1v-13h-13c-38 0-39-5-39-20z"><text:p/></draw:path><draw:path draw:style-name="gr65" draw:text-style-name="P11" svg:width="0.037in" svg:height="0.1661in" svg:x="1.6098in" svg:y="0.098in" svg:viewBox="0 0 95 423" svg:d="M94 219c1-5 1-6 1-8 0-1 0-2-1-7l-76-194c-2-8-5-10-10-10-4 0-8 4-8 8 0 2 0 3 2 8l76 195-76 196c-2 4-2 5-2 9 0 3 4 7 8 7 6 0 8-4 9-7z"><text:p/></draw:path><draw:path draw:style-name="gr66" draw:text-style-name="P11" svg:width="0.063in" svg:height="0.2988in" svg:x="1.6713in" svg:y="0.0323in" svg:viewBox="0 0 161 760" svg:d="M161 379c0-121-29-249-112-344-6-7-21-23-32-33-3-2-4-2-10-2-3 0-7 0-7 4 0 2 2 3 2 4 15 15 39 38 64 86 47 80 62 185 62 285 0 184-50 296-126 373-1 1-2 3-2 3 0 5 4 5 7 5 6 0 7 0 11-3 41-35 85-93 115-183 18-58 28-126 28-195z"><text:p/></draw:path></draw:g></text:p>
      <text:p text:style-name="P5"/>
      <text:p text:style-name="P7"><draw:g text:anchor-type="as-char" svg:y="-0.1252in" draw:z-index="21" draw:style-name="gr4"><svg:title>TexMaths</svg:title><svg:desc>12§display§P\left( 0\right)§svg§600§FALSE§</svg:desc><draw:polygon draw:style-name="gr67" draw:text-style-name="P10" svg:width="0.3362in" svg:height="0.1492in" svg:x="0.0016in" svg:y="0.0083in" svg:viewBox="0 0 855 380" draw:points="427,380 0,380 0,0 855,0 855,380"><text:p/></draw:polygon><draw:path draw:style-name="gr68" draw:text-style-name="P11" svg:width="0.1185in" svg:height="0.1134in" svg:x="0.0004in" svg:y="0.0106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69" draw:text-style-name="P11" svg:width="0.0382in" svg:height="0.1657in" svg:x="0.1673in" svg:y="0.0004in" svg:viewBox="0 0 98 422" svg:d="M98 419c0-1 0-3-7-10-53-53-66-133-66-198 0-73 16-146 69-199 4-5 4-6 4-8 0-3-1-4-4-4-4 0-42 29-68 83-21 45-26 92-26 128 0 34 5 84 28 132 26 53 62 79 66 79 3 0 4-1 4-3z"><text:p/></draw:path><draw:path draw:style-name="gr70" draw:text-style-name="P11" svg:width="0.0701in" svg:height="0.1138in" svg:x="0.2217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71" draw:text-style-name="P11" svg:width="0.0382in" svg:height="0.1657in" svg:x="0.3083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7"><draw:g text:anchor-type="as-char" svg:y="-0.1252in" draw:z-index="22" draw:style-name="gr4"><svg:title>TexMaths</svg:title><svg:desc>12§display§P\left( 1 \right)§svg§600§FALSE§</svg:desc><draw:polygon draw:style-name="gr72" draw:text-style-name="P10" svg:width="0.3362in" svg:height="0.1492in" svg:x="0.0016in" svg:y="0.0083in" svg:viewBox="0 0 855 380" draw:points="427,380 0,380 0,0 855,0 855,380"><text:p/></draw:polygon><draw:path draw:style-name="gr73" draw:text-style-name="P11" svg:width="0.1185in" svg:height="0.1134in" svg:x="0.0004in" svg:y="0.0106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74" draw:text-style-name="P11" svg:width="0.0382in" svg:height="0.1657in" svg:x="0.1673in" svg:y="0.0004in" svg:viewBox="0 0 98 422" svg:d="M98 419c0-1 0-3-7-10-53-53-66-133-66-198 0-73 16-146 69-199 4-5 4-6 4-8 0-3-1-4-4-4-4 0-42 29-68 83-21 45-26 92-26 128 0 34 5 84 28 132 26 53 62 79 66 79 3 0 4-1 4-3z"><text:p/></draw:path><draw:path draw:style-name="gr75" draw:text-style-name="P11" svg:width="0.0547in" svg:height="0.1106in" svg:x="0.2303in" svg:y="0.0138in" svg:viewBox="0 0 140 282" svg:d="M88 11c0-10 0-11-10-11-28 26-65 26-78 26v15c8 0 34 0 55-12v219c0 16 0 21-38 21h-15v13c15-1 53-1 69-1 18 0 54 0 69 1v-13h-13c-38 0-39-5-39-21z"><text:p/></draw:path><draw:path draw:style-name="gr76" draw:text-style-name="P11" svg:width="0.0382in" svg:height="0.1657in" svg:x="0.3083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5"/>
      <text:p text:style-name="P5"/>
      <text:p text:style-name="P8"><draw:g text:anchor-type="as-char" svg:y="-0.2783in" draw:z-index="23" draw:style-name="gr4"><svg:title>TexMaths</svg:title><svg:desc>12§display§P\left( 0\right)=\left| \left\langle 0 \right| \frac{1}{\sqrt{3}}\left( \left| 0 \right\rangle+ \sqrt{2} \left| 1 \right\rangle \right) \right|^{2}§svg§600§FALSE§</svg:desc><draw:polygon draw:style-name="gr77" draw:text-style-name="P10" svg:width="2.2917in" svg:height="0.422in" svg:x="0.0016in" svg:y="0.0083in" svg:viewBox="0 0 5822 1073" draw:points="2912,1073 0,1073 0,0 5822,0 5822,1073"><text:p/></draw:polygon><draw:path draw:style-name="gr78" draw:text-style-name="P11" svg:width="0.1185in" svg:height="0.1138in" svg:x="0in" svg:y="0.1634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79" draw:text-style-name="P11" svg:width="0.0382in" svg:height="0.1661in" svg:x="0.1673in" svg:y="0.1524in" svg:viewBox="0 0 98 423" svg:d="M98 419c0-1 0-2-7-9-53-53-66-134-66-199 0-73 16-146 69-199 4-5 4-6 4-8 0-3-1-4-4-4-4 0-42 29-68 83-21 46-26 92-26 128 0 34 5 85 28 133 26 53 62 79 66 79 3 0 4-1 4-4z"><text:p/></draw:path><draw:path draw:style-name="gr80" draw:text-style-name="P11" svg:width="0.0701in" svg:height="0.1142in" svg:x="0.2217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2 7 50 49 4 24 4 55 4 83 0 31 0 60-5 86-6 41-30 54-49 54z"><text:p/></draw:path><draw:path draw:style-name="gr81" draw:text-style-name="P11" svg:width="0.0382in" svg:height="0.1661in" svg:x="0.3075in" svg:y="0.1524in" svg:viewBox="0 0 98 423" svg:d="M98 211c0-32-4-84-27-132-25-51-63-79-67-79-2 0-4 2-4 4s0 3 7 10c43 41 67 109 67 197 0 73-15 147-68 200-6 6-6 7-6 8 0 3 2 4 4 4 4 0 43-29 68-83 22-46 26-92 26-129z"><text:p/></draw:path><draw:path draw:style-name="gr82" draw:text-style-name="P11" svg:width="0.1102in" svg:height="0.039in" svg:x="0.4181in" svg:y="0.2165in" svg:viewBox="0 0 281 100" svg:d="M266 17c8 0 15 0 15-9 0-8-7-8-13-8h-254c-7 0-14 0-14 8 0 9 7 9 14 9zM268 100c6 0 13 0 13-9 0-8-7-8-15-8h-252c-7 0-14 0-14 8 0 9 7 9 14 9z"><text:p/></draw:path><draw:path draw:style-name="gr83" draw:text-style-name="P11" svg:width="0.0071in" svg:height="0.1067in" svg:x="0.6083in" svg:y="0.0327in" svg:viewBox="0 0 19 272" svg:d="M0 257c0 6 0 15 10 15 9 0 9-9 9-15v-241c0-8 0-16-9-16-10 0-10 8-10 16z"><text:p/></draw:path><draw:path draw:style-name="gr84" draw:text-style-name="P11" svg:width="0.0071in" svg:height="0.1067in" svg:x="0.6083in" svg:y="0.1323in" svg:viewBox="0 0 19 272" svg:d="M0 257c0 6 0 15 10 15 9 0 9-9 9-15v-241c0-8 0-16-9-16-10 0-10 8-10 16z"><text:p/></draw:path><draw:path draw:style-name="gr85" draw:text-style-name="P11" svg:width="0.0071in" svg:height="0.1067in" svg:x="0.6083in" svg:y="0.2323in" svg:viewBox="0 0 19 272" svg:d="M0 257c0 6 0 15 10 15 9 0 9-9 9-15v-241c0-8 0-16-9-16-10 0-10 8-10 16z"><text:p/></draw:path><draw:path draw:style-name="gr86" draw:text-style-name="P11" svg:width="0.0071in" svg:height="0.1067in" svg:x="0.6083in" svg:y="0.3319in" svg:viewBox="0 0 19 272" svg:d="M0 257c0 6 0 15 10 15 9 0 9-9 9-15v-241c0-8 0-16-9-16-10 0-10 8-10 16z"><text:p/></draw:path><draw:path draw:style-name="gr87" draw:text-style-name="P11" svg:width="0.037in" svg:height="0.1661in" svg:x="0.6579in" svg:y="0.1524in" svg:viewBox="0 0 95 423" svg:d="M94 17c1-5 1-6 1-9 0-4-4-8-9-8-3 0-7 2-9 10l-75 194c-1 3-2 5-2 7s0 3 2 8l75 194c2 5 3 10 9 10 5 0 9-4 9-7s0-4-1-9l-77-196z"><text:p/></draw:path><draw:path draw:style-name="gr88" draw:text-style-name="P11" svg:width="0.0701in" svg:height="0.1142in" svg:x="0.7106in" svg:y="0.1665in" svg:viewBox="0 0 179 291" svg:d="M179 147c0-34-3-68-18-100-19-40-53-47-72-47-24 0-57 11-73 50-14 29-16 63-16 97 0 32 2 69 19 102 18 33 49 42 70 42 24 0 55-9 74-48 13-29 16-63 16-96zM89 282c-16 0-42-10-49-51-4-26-4-65-4-89 0-28 0-55 2-78 9-51 41-54 51-54 14 0 42 7 50 49 4 24 4 55 4 83 0 31 0 60-5 86-6 41-30 54-49 54z"><text:p/></draw:path><draw:path draw:style-name="gr89" draw:text-style-name="P11" svg:width="0.0067in" svg:height="0.1661in" svg:x="0.8071in" svg:y="0.1524in" svg:viewBox="0 0 18 423" svg:d="M18 16c0-9 0-16-10-16-8 0-8 7-8 16v391c0 9 0 16 8 16 10 0 10-7 10-16z"><text:p/></draw:path><draw:path draw:style-name="gr90" draw:text-style-name="P11" svg:width="0.0547in" svg:height="0.1106in" svg:x="0.965in" svg:y="0.0543in" svg:viewBox="0 0 140 282" svg:d="M88 11c0-10 0-11-11-11-27 26-64 26-77 26v15c8 0 34 0 55-12v220c0 15 0 20-38 20h-15v13c15-1 53-1 69-1 18 0 54 0 69 1v-13h-13c-38 0-39-5-39-20z"><text:p/></draw:path><draw:polygon draw:style-name="gr91" draw:text-style-name="P11" svg:width="0.2217in" svg:height="0.0067in" svg:x="0.8807in" svg:y="0.2323in" svg:viewBox="0 0 564 18" draw:points="281,18 0,18 0,0 564,0 564,18"><text:p/></draw:polygon><draw:path draw:style-name="gr92" draw:text-style-name="P11" svg:width="0.1295in" svg:height="0.1661in" svg:x="0.8929in" svg:y="0.2661in" svg:viewBox="0 0 330 423" svg:d="M133 378l-73-164c-4-6-6-6-7-6 0 0-3 0-7 2l-40 32c-6 3-6 6-6 6 0 2 1 4 4 4s10-4 14-9c4-1 10-6 13-10l84 183c3 7 6 7 10 7 6 0 7-2 11-7l192-399c2-6 2-7 2-9 0-4-4-8-8-8s-8 2-10 8z"><text:p/></draw:path><draw:polygon draw:style-name="gr93" draw:text-style-name="P11" svg:width="0.0831in" svg:height="0.0067in" svg:x="1.0193in" svg:y="0.2661in" svg:viewBox="0 0 212 18" draw:points="106,18 0,18 0,0 212,0 212,18"><text:p/></draw:polygon><draw:path draw:style-name="gr94" draw:text-style-name="P11" svg:width="0.0685in" svg:height="0.1142in" svg:x="1.0264in" svg:y="0.2988in" svg:viewBox="0 0 175 291" svg:d="M106 132c34-9 58-39 58-73 0-35-37-59-78-59-43 0-74 25-74 58 0 13 10 21 20 21 14 0 23-9 23-21 0-22-20-22-26-22 12-19 41-25 55-25 18 0 42 9 42 47 0 6-1 30-13 49-12 20-27 20-37 22-3 0-14 1-16 1-5 0-7 1-7 5s2 4 11 4h18c34 0 50 29 50 70 0 58-29 71-48 71-18 0-49-8-65-32 16 2 28-8 28-25 0-14-11-24-23-24-11 0-24 8-24 26 0 38 40 66 85 66 52 0 90-39 90-82 0-34-26-67-69-77z"><text:p/></draw:path><draw:path draw:style-name="gr95" draw:text-style-name="P11" svg:width="0.063in" svg:height="0.2992in" svg:x="1.1799in" svg:y="0.0862in" svg:viewBox="0 0 161 761" svg:d="M142 757c1 0 4 4 4 4h10c1 0 5 0 5-4 0-2 0-4-1-5-16-14-39-38-65-84-46-82-63-186-63-287 0-188 53-298 129-374 0 0 0-2 0-3 0-4-3-4-7-4-6 0-8 0-11 4-40 34-85 93-115 182-18 57-28 124-28 194 0 101 18 214 84 312 12 17 29 34 29 34 3 6 9 12 13 15z"><text:p/></draw:path><draw:path draw:style-name="gr96" draw:text-style-name="P11" svg:width="0.0067in" svg:height="0.1661in" svg:x="1.2693in" svg:y="0.1524in" svg:viewBox="0 0 18 423" svg:d="M18 16c0-9 0-16-10-16-8 0-8 7-8 16v391c0 9 0 16 8 16 10 0 10-7 10-16z"><text:p/></draw:path><draw:path draw:style-name="gr97" draw:text-style-name="P11" svg:width="0.0701in" svg:height="0.1142in" svg:x="1.3016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3 7 50 49 4 24 4 55 4 83 0 31 0 60-5 86-6 41-30 54-49 54z"><text:p/></draw:path><draw:path draw:style-name="gr98" draw:text-style-name="P11" svg:width="0.037in" svg:height="0.1661in" svg:x="1.3874in" svg:y="0.1524in" svg:viewBox="0 0 95 423" svg:d="M94 219c1-5 1-6 1-8 0-1 0-2-1-7l-76-194c-2-8-5-10-10-10-4 0-8 4-8 8 0 2 0 3 2 8l76 195-76 196c-2 4-2 5-2 9 0 3 4 7 8 7 6 0 8-4 9-7z"><text:p/></draw:path><draw:path draw:style-name="gr99" draw:text-style-name="P11" svg:width="0.1102in" svg:height="0.1106in" svg:x="1.489in" svg:y="0.1803in" svg:viewBox="0 0 281 282" svg:d="M150 150h118c6 0 13 0 13-8 0-10-7-10-13-10h-118v-118c0-7 0-14-8-14-10 0-10 7-10 14v118h-118c-7 0-14 0-14 10 0 8 7 8 14 8h118v118c0 6 0 14 10 14 8 0 8-8 8-14z"><text:p/></draw:path><draw:path draw:style-name="gr100" draw:text-style-name="P11" svg:width="0.1295in" svg:height="0.1661in" svg:x="1.6579in" svg:y="0.1252in" svg:viewBox="0 0 330 423" svg:d="M133 378l-73-164c-4-6-6-6-7-6 0 0-3 0-7 2l-40 32c-6 3-6 6-6 6 0 2 1 4 4 4s10-4 14-9c4-1 10-6 13-10l84 183c3 7 6 7 10 7 6 0 7-2 11-7l192-399c2-6 2-7 2-9 0-4-4-8-8-8s-8 2-10 8z"><text:p/></draw:path><draw:polygon draw:style-name="gr101" draw:text-style-name="P11" svg:width="0.0831in" svg:height="0.0067in" svg:x="1.7843in" svg:y="0.1252in" svg:viewBox="0 0 212 18" draw:points="106,18 0,18 0,0 212,0 212,18"><text:p/></draw:polygon><draw:path draw:style-name="gr102" draw:text-style-name="P11" svg:width="0.0661in" svg:height="0.1106in" svg:x="1.7925in" svg:y="0.1665in" svg:viewBox="0 0 169 282" svg:d="M32 250l46-45c66-58 91-80 91-122 0-49-37-83-90-83-48 0-79 40-79 77 0 23 22 23 22 23 8 0 22-5 22-22 0-11-8-23-22-23-4 0-4 0-5 1 9-27 32-43 57-43 39 0 57 34 57 70 0 34-22 67-45 92l-81 92c-5 5-5 5-5 15h157l12-73h-11c-2 12-4 31-8 37-4 4-32 4-41 4z"><text:p/></draw:path><draw:path draw:style-name="gr103" draw:text-style-name="P11" svg:width="0.0067in" svg:height="0.1661in" svg:x="1.9146in" svg:y="0.1524in" svg:viewBox="0 0 18 423" svg:d="M18 16c0-9 0-16-10-16-8 0-8 7-8 16v391c0 9 0 16 8 16 10 0 10-7 10-16z"><text:p/></draw:path><draw:path draw:style-name="gr104" draw:text-style-name="P11" svg:width="0.0547in" svg:height="0.1106in" svg:x="1.9555in" svg:y="0.1665in" svg:viewBox="0 0 140 282" svg:d="M88 11c0-10 0-11-11-11-27 26-64 26-77 26v15c8 0 34 0 55-12v220c0 15 0 20-38 20h-15v13c15-1 53-1 69-1 18 0 54 0 69 1v-13h-13c-38 0-39-5-39-20z"><text:p/></draw:path><draw:path draw:style-name="gr105" draw:text-style-name="P11" svg:width="0.037in" svg:height="0.1661in" svg:x="2.0331in" svg:y="0.1524in" svg:viewBox="0 0 95 423" svg:d="M94 219c1-5 1-6 1-8 0-1 0-2-1-7l-76-194c-2-8-5-10-10-10-4 0-8 4-8 8 0 2 0 3 2 8l76 195-76 196c-2 4-2 5-2 9 0 3 4 7 8 7 6 0 8-4 9-7z"><text:p/></draw:path><draw:path draw:style-name="gr106" draw:text-style-name="P11" svg:width="0.063in" svg:height="0.2992in" svg:x="2.0945in" svg:y="0.0862in" svg:viewBox="0 0 161 761" svg:d="M161 380c0-122-29-250-112-345-6-7-21-23-32-33-3-2-4-2-10-2-3 0-7 0-7 4 0 2 2 3 2 4 15 15 39 38 64 86 47 80 62 185 62 286 0 184-50 295-126 372-1 1-2 4-2 5 0 4 4 4 7 4 6 0 7 0 11-4 41-34 85-93 115-183 18-57 28-126 28-194z"><text:p/></draw:path><draw:path draw:style-name="gr107" draw:text-style-name="P11" svg:width="0.0071in" svg:height="0.1067in" svg:x="2.2122in" svg:y="0.0327in" svg:viewBox="0 0 19 272" svg:d="M0 257c0 6 0 15 10 15 9 0 9-9 9-15v-241c0-8 0-16-9-16-10 0-10 8-10 16z"><text:p/></draw:path><draw:path draw:style-name="gr108" draw:text-style-name="P11" svg:width="0.0071in" svg:height="0.1067in" svg:x="2.2122in" svg:y="0.1323in" svg:viewBox="0 0 19 272" svg:d="M0 257c0 6 0 15 10 15 9 0 9-9 9-15v-241c0-8 0-16-9-16-10 0-10 8-10 16z"><text:p/></draw:path><draw:path draw:style-name="gr109" draw:text-style-name="P11" svg:width="0.0071in" svg:height="0.1067in" svg:x="2.2122in" svg:y="0.2323in" svg:viewBox="0 0 19 272" svg:d="M0 257c0 6 0 15 10 15 9 0 9-9 9-15v-241c0-8 0-16-9-16-10 0-10 8-10 16z"><text:p/></draw:path><draw:path draw:style-name="gr110" draw:text-style-name="P11" svg:width="0.0071in" svg:height="0.1067in" svg:x="2.2122in" svg:y="0.3319in" svg:viewBox="0 0 19 272" svg:d="M0 257c0 6 0 15 10 15 9 0 9-9 9-15v-241c0-8 0-16-9-16-10 0-10 8-10 16z"><text:p/></draw:path><draw:path draw:style-name="gr111" draw:text-style-name="P11" svg:width="0.0516in" svg:height="0.0772in" svg:x="2.2504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5"/>
      <text:p text:style-name="P9"><draw:g text:anchor-type="as-char" svg:y="-0.3283in" draw:z-index="24" draw:style-name="gr4"><svg:title>TexMaths</svg:title><svg:desc>12§display§\left| \frac{1}{\sqrt{3}}\left\langle 0 | 0 \right\rangle + \sqrt{\frac{2}{3}} \left\langle 0 | 1 \right\rangle \right|^{2} = \frac{1}{3}§svg§600§FALSE§</svg:desc><draw:polygon draw:style-name="gr112" draw:text-style-name="P10" svg:width="1.9839in" svg:height="0.5209in" svg:x="0.0004in" svg:y="0.0083in" svg:viewBox="0 0 5040 1324" draw:points="2520,1324 0,1324 0,0 5040,0 5040,1324"><text:p/></draw:polygon><draw:path draw:style-name="gr113" draw:text-style-name="P11" svg:width="0.0071in" svg:height="0.1063in" svg:x="0.0165in" svg:y="0.0323in" svg:viewBox="0 0 19 271" svg:d="M0 257c0 6 0 14 10 14 9 0 9-8 9-14v-241c0-8 0-16-9-16-10 0-10 8-10 16z"><text:p/></draw:path><draw:path draw:style-name="gr114" draw:text-style-name="P11" svg:width="0.0071in" svg:height="0.1063in" svg:x="0.0165in" svg:y="0.1323in" svg:viewBox="0 0 19 271" svg:d="M0 257c0 6 0 14 10 14 9 0 9-8 9-14v-241c0-8 0-16-9-16-10 0-10 8-10 16z"><text:p/></draw:path><draw:path draw:style-name="gr115" draw:text-style-name="P11" svg:width="0.0071in" svg:height="0.1063in" svg:x="0.0165in" svg:y="0.2319in" svg:viewBox="0 0 19 271" svg:d="M0 257c0 6 0 14 10 14 9 0 9-8 9-14v-241c0-8 0-16-9-16-10 0-10 8-10 16z"><text:p/></draw:path><draw:path draw:style-name="gr116" draw:text-style-name="P11" svg:width="0.0071in" svg:height="0.1063in" svg:x="0.0165in" svg:y="0.3311in" svg:viewBox="0 0 19 271" svg:d="M0 257c0 6 0 14 10 14 9 0 9-8 9-14v-241c0-8 0-16-9-16-10 0-10 8-10 16z"><text:p/></draw:path><draw:path draw:style-name="gr117" draw:text-style-name="P11" svg:width="0.0071in" svg:height="0.1063in" svg:x="0.0165in" svg:y="0.4311in" svg:viewBox="0 0 19 271" svg:d="M0 257c0 6 0 14 10 14 9 0 9-8 9-14v-241c0-8 0-16-9-16-10 0-10 8-10 16z"><text:p/></draw:path><draw:path draw:style-name="gr118" draw:text-style-name="P11" svg:width="0.0547in" svg:height="0.1106in" svg:x="0.1512in" svg:y="0.1043in" svg:viewBox="0 0 140 282" svg:d="M88 11c0-10 0-11-10-11-28 26-65 26-78 26v15c8 0 34 0 55-12v219c0 16 0 21-38 21h-15v13c15-1 53-1 69-1 18 0 54 0 69 1v-13h-13c-38 0-39-5-39-21z"><text:p/></draw:path><draw:polygon draw:style-name="gr119" draw:text-style-name="P11" svg:width="0.2217in" svg:height="0.0067in" svg:x="0.0673in" svg:y="0.2819in" svg:viewBox="0 0 564 18" draw:points="281,18 0,18 0,0 564,0 564,18"><text:p/></draw:polygon><draw:path draw:style-name="gr120" draw:text-style-name="P11" svg:width="0.1295in" svg:height="0.1657in" svg:x="0.0791in" svg:y="0.3154in" svg:viewBox="0 0 330 422" svg:d="M133 378l-73-164c-4-6-6-6-7-6 0 0-3 0-7 2l-40 31c-6 4-6 6-6 6 0 3 1 5 4 5s10-5 14-10c4-1 10-6 13-9l84 182c3 7 6 7 10 7 6 0 7-2 11-7l192-398c2-6 2-7 2-9 0-4-4-8-8-8s-8 2-10 8z"><text:p/></draw:path><draw:polygon draw:style-name="gr121" draw:text-style-name="P11" svg:width="0.0831in" svg:height="0.0067in" svg:x="0.2055in" svg:y="0.3154in" svg:viewBox="0 0 212 18" draw:points="106,18 0,18 0,0 212,0 212,18"><text:p/></draw:polygon><draw:path draw:style-name="gr122" draw:text-style-name="P11" svg:width="0.0685in" svg:height="0.1138in" svg:x="0.213in" svg:y="0.348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123" draw:text-style-name="P11" svg:width="0.037in" svg:height="0.1657in" svg:x="0.3547in" svg:y="0.202in" svg:viewBox="0 0 95 422" svg:d="M94 17c1-5 1-6 1-9 0-4-4-8-9-8-3 0-7 2-9 10l-75 194c-1 2-2 5-2 7 0 1 0 3 2 7l75 195c2 4 3 9 9 9 5 0 9-3 9-7 0-2 0-4-1-8l-77-196z"><text:p/></draw:path><draw:path draw:style-name="gr124" draw:text-style-name="P11" svg:width="0.0701in" svg:height="0.1138in" svg:x="0.4075in" svg:y="0.216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25" draw:text-style-name="P11" svg:width="0.0067in" svg:height="0.1657in" svg:x="0.5035in" svg:y="0.202in" svg:viewBox="0 0 18 422" svg:d="M18 16c0-9 0-16-10-16-8 0-8 7-8 16v391c0 8 0 15 8 15 10 0 10-7 10-15z"><text:p/></draw:path><draw:path draw:style-name="gr126" draw:text-style-name="P11" svg:width="0.0701in" svg:height="0.1138in" svg:x="0.5366in" svg:y="0.216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27" draw:text-style-name="P11" svg:width="0.037in" svg:height="0.1657in" svg:x="0.622in" svg:y="0.202in" svg:viewBox="0 0 95 422" svg:d="M94 218c1-4 1-6 1-7s0-2-1-7l-76-194c-2-8-5-10-10-10-4 0-8 4-8 8 0 2 0 3 2 8l76 195-76 196c-2 3-2 4-2 8s4 7 8 7c6 0 8-3 9-7z"><text:p/></draw:path><draw:path draw:style-name="gr128" draw:text-style-name="P11" svg:width="0.1102in" svg:height="0.1106in" svg:x="0.7236in" svg:y="0.2295in" svg:viewBox="0 0 281 282" svg:d="M150 150h118c6 0 13 0 13-8 0-10-7-10-13-10h-118v-118c0-7 0-14-8-14-10 0-10 7-10 14v118h-118c-7 0-14 0-14 10 0 8 7 8 14 8h118v118c0 6 0 14 10 14 8 0 8-8 8-14z"><text:p/></draw:path><draw:path draw:style-name="gr129" draw:text-style-name="P11" svg:width="0.1508in" svg:height="0.3984in" svg:x="0.8988in" svg:y="0.0598in" svg:viewBox="0 0 384 1013" svg:d="M150 929l-91-423-57 87c-2 4-2 4-2 6 0 1 6 6 6 7l29-46 97 453c14 0 16 0 18-11l233-985c0-3 1-6 1-9 0-4-2-8-7-8-7 0-10 6-10 12z"><text:p/></draw:path><draw:polygon draw:style-name="gr130" draw:text-style-name="P11" svg:width="0.1228in" svg:height="0.0067in" svg:x="1.0461in" svg:y="0.0598in" svg:viewBox="0 0 313 18" draw:points="156,18 0,18 0,0 313,0 313,18"><text:p/></draw:polygon><draw:path draw:style-name="gr131" draw:text-style-name="P11" svg:width="0.0661in" svg:height="0.1106in" svg:x="1.0744in" svg:y="0.1043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olygon draw:style-name="gr132" draw:text-style-name="P11" svg:width="0.0831in" svg:height="0.0067in" svg:x="1.0665in" svg:y="0.2819in" svg:viewBox="0 0 212 18" draw:points="106,18 0,18 0,0 212,0 212,18"><text:p/></draw:polygon><draw:path draw:style-name="gr133" draw:text-style-name="P11" svg:width="0.0685in" svg:height="0.1138in" svg:x="1.0732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134" draw:text-style-name="P11" svg:width="0.037in" svg:height="0.1657in" svg:x="1.2154in" svg:y="0.202in" svg:viewBox="0 0 95 422" svg:d="M94 17c1-5 1-6 1-9 0-4-4-8-9-8-3 0-7 2-9 10l-75 194c-1 2-2 5-2 7 0 1 0 3 2 7l75 195c2 4 3 9 9 9 5 0 9-3 9-7 0-2 0-4-1-8l-77-196z"><text:p/></draw:path><draw:path draw:style-name="gr135" draw:text-style-name="P11" svg:width="0.0701in" svg:height="0.1138in" svg:x="1.2681in" svg:y="0.216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6" draw:text-style-name="P11" svg:width="0.0067in" svg:height="0.1657in" svg:x="1.3642in" svg:y="0.202in" svg:viewBox="0 0 18 422" svg:d="M18 16c0-9 0-16-10-16-8 0-8 7-8 16v391c0 8 0 15 8 15 10 0 10-7 10-15z"><text:p/></draw:path><draw:path draw:style-name="gr137" draw:text-style-name="P11" svg:width="0.0547in" svg:height="0.1106in" svg:x="1.4051in" svg:y="0.2161in" svg:viewBox="0 0 140 282" svg:d="M88 11c0-10 0-11-11-11-27 26-64 26-77 26v15c8 0 34 0 55-12v219c0 16 0 21-38 21h-15v13c15-1 53-1 69-1 18 0 54 0 69 1v-13h-13c-38 0-39-5-39-21z"><text:p/></draw:path><draw:path draw:style-name="gr138" draw:text-style-name="P11" svg:width="0.037in" svg:height="0.1657in" svg:x="1.4827in" svg:y="0.202in" svg:viewBox="0 0 95 422" svg:d="M94 218c1-4 1-6 1-7s0-2-1-7l-76-194c-2-8-5-10-10-10-4 0-8 4-8 8 0 2 0 3 2 8l76 195-76 196c-2 3-2 4-2 8s4 7 8 7c6 0 8-3 9-7z"><text:p/></draw:path><draw:path draw:style-name="gr139" draw:text-style-name="P11" svg:width="0.0071in" svg:height="0.1063in" svg:x="1.5622in" svg:y="0.0323in" svg:viewBox="0 0 19 271" svg:d="M0 257c0 6 0 14 10 14 9 0 9-8 9-14v-241c0-8 0-16-9-16-10 0-10 8-10 16z"><text:p/></draw:path><draw:path draw:style-name="gr140" draw:text-style-name="P11" svg:width="0.0071in" svg:height="0.1063in" svg:x="1.5622in" svg:y="0.1323in" svg:viewBox="0 0 19 271" svg:d="M0 257c0 6 0 14 10 14 9 0 9-8 9-14v-241c0-8 0-16-9-16-10 0-10 8-10 16z"><text:p/></draw:path><draw:path draw:style-name="gr141" draw:text-style-name="P11" svg:width="0.0071in" svg:height="0.1063in" svg:x="1.5622in" svg:y="0.2319in" svg:viewBox="0 0 19 271" svg:d="M0 257c0 6 0 14 10 14 9 0 9-8 9-14v-241c0-8 0-16-9-16-10 0-10 8-10 16z"><text:p/></draw:path><draw:path draw:style-name="gr142" draw:text-style-name="P11" svg:width="0.0071in" svg:height="0.1063in" svg:x="1.5622in" svg:y="0.3311in" svg:viewBox="0 0 19 271" svg:d="M0 257c0 6 0 14 10 14 9 0 9-8 9-14v-241c0-8 0-16-9-16-10 0-10 8-10 16z"><text:p/></draw:path><draw:path draw:style-name="gr143" draw:text-style-name="P11" svg:width="0.0071in" svg:height="0.1063in" svg:x="1.5622in" svg:y="0.4311in" svg:viewBox="0 0 19 271" svg:d="M0 257c0 6 0 14 10 14 9 0 9-8 9-14v-241c0-8 0-16-9-16-10 0-10 8-10 16z"><text:p/></draw:path><draw:path draw:style-name="gr144" draw:text-style-name="P11" svg:width="0.0516in" svg:height="0.0772in" svg:x="1.6008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45" draw:text-style-name="P11" svg:width="0.1102in" svg:height="0.039in" svg:x="1.7236in" svg:y="0.2657in" svg:viewBox="0 0 281 100" svg:d="M266 17c8 0 15 0 15-9 0-8-7-8-13-8h-254c-7 0-14 0-14 8 0 9 7 9 14 9zM268 100c6 0 13 0 13-9 0-8-7-8-15-8h-252c-7 0-14 0-14 8 0 9 7 9 14 9z"><text:p/></draw:path><draw:path draw:style-name="gr146" draw:text-style-name="P11" svg:width="0.0547in" svg:height="0.1106in" svg:x="1.924in" svg:y="0.1043in" svg:viewBox="0 0 140 282" svg:d="M88 11c0-10 0-11-11-11-27 26-64 26-77 26v15c8 0 34 0 55-12v219c0 16 0 21-38 21h-15v13c15-1 53-1 69-1 18 0 54 0 69 1v-13h-13c-38 0-39-5-39-21z"><text:p/></draw:path><draw:polygon draw:style-name="gr147" draw:text-style-name="P11" svg:width="0.0831in" svg:height="0.0067in" svg:x="1.9094in" svg:y="0.2819in" svg:viewBox="0 0 212 18" draw:points="106,18 0,18 0,0 212,0 212,18"><text:p/></draw:polygon><draw:path draw:style-name="gr148" draw:text-style-name="P11" svg:width="0.0685in" svg:height="0.1138in" svg:x="1.9165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/draw:g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9:51.871287812</meta:creation-date>
    <dc:date>2020-12-23T10:46:26.961987666</dc:date>
    <meta:editing-duration>PT17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1" meta:character-count="2" meta:non-whitespace-character-count="2"/>
  </office:meta>
</office:document-meta>
</file>